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7.1278in" fo:margin-left="-0.0014in" table:align="left"/>
    </style:style>
    <style:style style:name="Table1.A" style:family="table-column">
      <style:table-column-properties style:column-width="0.3736in"/>
    </style:style>
    <style:style style:name="Table1.B" style:family="table-column">
      <style:table-column-properties style:column-width="3.3792in"/>
    </style:style>
    <style:style style:name="Table1.C" style:family="table-column">
      <style:table-column-properties style:column-width="3.375in"/>
    </style:style>
    <style:style style:name="Table1.1" style:family="table-row">
      <style:table-row-properties style:min-row-height="0.2694in"/>
    </style:style>
    <style:style style:name="Table1.A1" style:family="table-cell">
      <style:table-cell-properties fo:padding-left="0.0389in" fo:padding-right="0.0799in" fo:padding-top="0.0438in" fo:padding-bottom="0in" fo:border="0.25pt solid #000000" style:writing-mode="lr-tb"/>
    </style:style>
    <style:style style:name="Table1.2" style:family="table-row">
      <style:table-row-properties style:min-row-height="0.2375in"/>
    </style:style>
    <style:style style:name="Table2" style:family="table">
      <style:table-properties style:width="7.1278in" fo:margin-left="-0.0014in" table:align="left"/>
    </style:style>
    <style:style style:name="Table2.A" style:family="table-column">
      <style:table-column-properties style:column-width="0.3736in"/>
    </style:style>
    <style:style style:name="Table2.B" style:family="table-column">
      <style:table-column-properties style:column-width="3.3792in"/>
    </style:style>
    <style:style style:name="Table2.C" style:family="table-column">
      <style:table-column-properties style:column-width="3.375in"/>
    </style:style>
    <style:style style:name="Table2.1" style:family="table-row">
      <style:table-row-properties style:min-row-height="0.2694in"/>
    </style:style>
    <style:style style:name="Table2.A1" style:family="table-cell">
      <style:table-cell-properties fo:padding-left="0.0389in" fo:padding-right="0.0799in" fo:padding-top="0.0438in" fo:padding-bottom="0in" fo:border="0.25pt solid #000000" style:writing-mode="lr-tb"/>
    </style:style>
    <style:style style:name="Table2.2" style:family="table-row">
      <style:table-row-properties style:min-row-height="0.2375in"/>
    </style:style>
    <style:style style:name="Table3" style:family="table">
      <style:table-properties style:width="7.1278in" fo:margin-left="-0.0014in" table:align="left"/>
    </style:style>
    <style:style style:name="Table3.A" style:family="table-column">
      <style:table-column-properties style:column-width="0.3736in"/>
    </style:style>
    <style:style style:name="Table3.B" style:family="table-column">
      <style:table-column-properties style:column-width="3.3792in"/>
    </style:style>
    <style:style style:name="Table3.C" style:family="table-column">
      <style:table-column-properties style:column-width="3.375in"/>
    </style:style>
    <style:style style:name="Table3.1" style:family="table-row">
      <style:table-row-properties style:min-row-height="0.2694in"/>
    </style:style>
    <style:style style:name="Table3.A1" style:family="table-cell">
      <style:table-cell-properties fo:padding-left="0.0389in" fo:padding-right="0.0799in" fo:padding-top="0.0438in" fo:padding-bottom="0in" fo:border="0.25pt solid #000000" style:writing-mode="lr-tb"/>
    </style:style>
    <style:style style:name="Table3.2" style:family="table-row">
      <style:table-row-properties style:min-row-height="0.2375in"/>
    </style:style>
    <style:style style:name="Table4" style:family="table">
      <style:table-properties style:width="7.1278in" fo:margin-left="-0.0014in" table:align="left"/>
    </style:style>
    <style:style style:name="Table4.A" style:family="table-column">
      <style:table-column-properties style:column-width="0.3736in"/>
    </style:style>
    <style:style style:name="Table4.B" style:family="table-column">
      <style:table-column-properties style:column-width="3.3792in"/>
    </style:style>
    <style:style style:name="Table4.C" style:family="table-column">
      <style:table-column-properties style:column-width="3.375in"/>
    </style:style>
    <style:style style:name="Table4.1" style:family="table-row">
      <style:table-row-properties style:min-row-height="0.2681in"/>
    </style:style>
    <style:style style:name="Table4.A1" style:family="table-cell">
      <style:table-cell-properties fo:padding-left="0.0389in" fo:padding-right="0.0799in" fo:padding-top="0.0451in" fo:padding-bottom="0in" fo:border="0.25pt solid #000000" style:writing-mode="lr-tb"/>
    </style:style>
    <style:style style:name="Table4.2" style:family="table-row">
      <style:table-row-properties style:min-row-height="0.2375in"/>
    </style:style>
    <style:style style:name="P1" style:family="paragraph" style:parent-style-name="Normal">
      <style:paragraph-properties fo:margin-left="0in" fo:margin-right="0in" fo:margin-top="0in" fo:margin-bottom="0in" loext:contextual-spacing="false" fo:line-height="107%" fo:text-indent="0in" style:auto-text-indent="false">
        <style:tab-stops/>
      </style:paragraph-properties>
    </style:style>
    <style:style style:name="P2" style:family="paragraph" style:parent-style-name="Normal">
      <style:paragraph-properties fo:margin-left="0in" fo:margin-right="0in" fo:margin-top="0in" fo:margin-bottom="0in" loext:contextual-spacing="false" fo:text-indent="0in" style:auto-text-indent="false">
        <style:tab-stops/>
      </style:paragraph-properties>
      <style:text-properties fo:language="zxx" fo:country="none" fo:background-color="#ffff00" style:language-asian="zxx" style:country-asian="none" style:language-complex="zxx" style:country-complex="none"/>
    </style:style>
    <style:style style:name="P3" style:family="paragraph" style:parent-style-name="Normal">
      <style:paragraph-properties fo:margin-left="0in" fo:margin-right="0in" fo:margin-top="0in" fo:margin-bottom="0.111in" loext:contextual-spacing="false" fo:line-height="107%" fo:text-indent="0in" style:auto-text-indent="false">
        <style:tab-stops/>
      </style:paragraph-properties>
      <style:text-properties fo:language="zxx" fo:country="none" style:language-asian="zxx" style:country-asian="none" style:language-complex="zxx" style:country-complex="none"/>
    </style:style>
    <style:style style:name="P4" style:family="paragraph" style:parent-style-name="Normal">
      <style:paragraph-properties fo:margin-left="0in" fo:margin-right="0in" fo:text-indent="0in" style:auto-text-indent="false">
        <style:tab-stops/>
      </style:paragraph-properties>
      <style:text-properties fo:language="zxx" fo:country="none" officeooo:rsid="00084d06" officeooo:paragraph-rsid="00084d06" style:language-asian="zxx" style:country-asian="none" style:language-complex="zxx" style:country-complex="none"/>
    </style:style>
    <style:style style:name="P5" style:family="paragraph" style:parent-style-name="Normal">
      <style:paragraph-properties fo:margin-left="0in" fo:margin-right="0in" fo:text-indent="0in" style:auto-text-indent="false">
        <style:tab-stops/>
      </style:paragraph-properties>
      <style:text-properties fo:language="zxx" fo:country="none" officeooo:rsid="000553ef" officeooo:paragraph-rsid="000553ef" fo:background-color="#81d41a" style:language-asian="zxx" style:country-asian="none" style:language-complex="zxx" style:country-complex="none"/>
    </style:style>
    <style:style style:name="P6" style:family="paragraph" style:parent-style-name="Normal">
      <style:paragraph-properties fo:margin-left="0in" fo:margin-right="0in" fo:text-indent="0in" style:auto-text-indent="false">
        <style:tab-stops/>
      </style:paragraph-properties>
      <style:text-properties fo:language="zxx" fo:country="none" officeooo:paragraph-rsid="0007330b" fo:background-color="#81d41a" style:language-asian="zxx" style:country-asian="none" style:language-complex="zxx" style:country-complex="none"/>
    </style:style>
    <style:style style:name="P7" style:family="paragraph" style:parent-style-name="Normal">
      <style:paragraph-properties fo:margin-left="-0.0035in" fo:margin-right="0in" fo:margin-top="0in" fo:margin-bottom="0.1083in" loext:contextual-spacing="false" fo:line-height="107%" fo:text-indent="0in" style:auto-text-indent="false">
        <style:tab-stops/>
      </style:paragraph-properties>
    </style:style>
    <style:style style:name="P8" style:family="paragraph" style:parent-style-name="Normal">
      <style:paragraph-properties fo:margin-left="-0.0035in" fo:margin-right="0in" fo:margin-top="0in" fo:margin-bottom="0.1661in" loext:contextual-spacing="false" fo:line-height="107%" fo:text-indent="0in" style:auto-text-indent="false">
        <style:tab-stops/>
      </style:paragraph-properties>
    </style:style>
    <style:style style:name="P9" style:family="paragraph" style:parent-style-name="Normal">
      <style:paragraph-properties fo:margin-left="-0.0035in" fo:margin-right="0in" fo:margin-top="0in" fo:margin-bottom="0in" loext:contextual-spacing="false" fo:line-height="107%" fo:text-indent="0in" style:auto-text-indent="false">
        <style:tab-stops/>
      </style:paragraph-properties>
    </style:style>
    <style:style style:name="P10" style:family="paragraph" style:parent-style-name="Normal">
      <style:paragraph-properties fo:margin-left="-0.0035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11" style:family="paragraph" style:parent-style-name="Normal">
      <style:paragraph-properties fo:margin-left="-0.0035in" fo:margin-right="0in" fo:margin-top="0in" fo:margin-bottom="0in" loext:contextual-spacing="false" fo:text-indent="0in" style:auto-text-indent="false">
        <style:tab-stops/>
      </style:paragraph-properties>
      <style:text-properties fo:language="zxx" fo:country="none" officeooo:rsid="00055227" officeooo:paragraph-rsid="00055227" fo:background-color="#ffff00" style:language-asian="zxx" style:country-asian="none" style:language-complex="zxx" style:country-complex="none"/>
    </style:style>
    <style:style style:name="P12" style:family="paragraph" style:parent-style-name="Normal">
      <style:paragraph-properties fo:margin-left="-0.0035in" fo:margin-right="0in" fo:margin-top="0in" fo:margin-bottom="0.1646in" loext:contextual-spacing="false" fo:text-indent="0in" style:auto-text-indent="false">
        <style:tab-stops/>
      </style:paragraph-properties>
    </style:style>
    <style:style style:name="P13" style:family="paragraph" style:parent-style-name="Normal">
      <style:paragraph-properties fo:margin-left="-0.0035in" fo:margin-right="0in" fo:margin-top="0in" fo:margin-bottom="0.1646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14" style:family="paragraph" style:parent-style-name="Normal">
      <style:paragraph-properties fo:margin-left="-0.0035in" fo:margin-right="0in" fo:margin-top="0in" fo:margin-bottom="0.1646in" loext:contextual-spacing="false" fo:text-indent="0in" style:auto-text-indent="false">
        <style:tab-stops/>
      </style:paragraph-properties>
      <style:text-properties fo:language="zxx" fo:country="none" officeooo:rsid="0009d0d2" officeooo:paragraph-rsid="0009d0d2" fo:background-color="#81d41a" style:language-asian="zxx" style:country-asian="none" style:language-complex="zxx" style:country-complex="none"/>
    </style:style>
    <style:style style:name="P15" style:family="paragraph" style:parent-style-name="Normal">
      <style:paragraph-properties fo:margin-left="-0.0035in" fo:margin-right="0in" fo:margin-top="0in" fo:margin-bottom="0.2319in" loext:contextual-spacing="false" fo:line-height="107%" fo:text-indent="0in" style:auto-text-indent="false">
        <style:tab-stops/>
      </style:paragraph-properties>
    </style:style>
    <style:style style:name="P16" style:family="paragraph" style:parent-style-name="Normal">
      <style:paragraph-properties fo:margin-left="-0.0035in" fo:margin-right="0in" fo:margin-top="0in" fo:margin-bottom="0.098in" loext:contextual-spacing="false" fo:line-height="112%" fo:text-indent="0in" style:auto-text-indent="false">
        <style:tab-stops/>
      </style:paragraph-properties>
    </style:style>
    <style:style style:name="P17" style:family="paragraph" style:parent-style-name="Normal">
      <style:paragraph-properties fo:margin-left="-0.0035in" fo:margin-right="0in" fo:text-indent="0in" style:auto-text-indent="false">
        <style:tab-stops/>
      </style:paragraph-properties>
      <style:text-properties fo:language="zxx" fo:country="none" style:language-asian="zxx" style:country-asian="none" style:language-complex="zxx" style:country-complex="none"/>
    </style:style>
    <style:style style:name="P18" style:family="paragraph" style:parent-style-name="Normal">
      <style:paragraph-properties fo:margin-left="-0.0035in" fo:margin-right="0in" fo:text-indent="0in" style:auto-text-indent="false">
        <style:tab-stops/>
      </style:paragraph-properties>
      <style:text-properties fo:language="zxx" fo:country="none" officeooo:rsid="0009380f" officeooo:paragraph-rsid="0009380f" fo:background-color="#81d41a" style:language-asian="zxx" style:country-asian="none" style:language-complex="zxx" style:country-complex="none"/>
    </style:style>
    <style:style style:name="P19" style:family="paragraph" style:parent-style-name="Normal">
      <style:paragraph-properties fo:margin-left="-0.0035in" fo:margin-right="0in" fo:text-indent="0in" style:auto-text-indent="false">
        <style:tab-stops/>
      </style:paragraph-properties>
      <style:text-properties fo:language="zxx" fo:country="none" officeooo:rsid="000b7693" officeooo:paragraph-rsid="000b7693" fo:background-color="#81d41a" style:language-asian="zxx" style:country-asian="none" style:language-complex="zxx" style:country-complex="none"/>
    </style:style>
    <style:style style:name="P20" style:family="paragraph" style:parent-style-name="Normal">
      <style:paragraph-properties fo:margin-left="-0.0035in" fo:margin-right="0in" fo:text-indent="0in" style:auto-text-indent="false">
        <style:tab-stops/>
      </style:paragraph-properties>
      <style:text-properties fo:language="zxx" fo:country="none" officeooo:rsid="0008379f" officeooo:paragraph-rsid="0008379f" fo:background-color="#81d41a" style:language-asian="zxx" style:country-asian="none" style:language-complex="zxx" style:country-complex="none"/>
    </style:style>
    <style:style style:name="P21" style:family="paragraph" style:parent-style-name="Normal">
      <style:paragraph-properties fo:margin-left="-0.0035in" fo:margin-right="0in" fo:text-indent="0in" style:auto-text-indent="false">
        <style:tab-stops/>
      </style:paragraph-properties>
      <style:text-properties officeooo:paragraph-rsid="0007330b"/>
    </style:style>
    <style:style style:name="P22" style:family="paragraph" style:parent-style-name="Normal">
      <style:paragraph-properties fo:margin-left="-0.0035in" fo:margin-right="0in" fo:text-indent="0in" style:auto-text-indent="false">
        <style:tab-stops/>
      </style:paragraph-properties>
      <style:text-properties fo:color="#000000" style:font-name="Calibri" fo:font-size="12pt" fo:language="zxx" fo:country="none" officeooo:rsid="000b7693" officeooo:paragraph-rsid="000b7693" fo:background-color="#81d41a" style:font-name-asian="Calibri" style:font-size-asian="12pt" style:language-asian="zxx" style:country-asian="none" style:font-name-complex="Calibri" style:language-complex="zxx" style:country-complex="none"/>
    </style:style>
    <style:style style:name="P23" style:family="paragraph" style:parent-style-name="Normal">
      <style:paragraph-properties fo:margin-left="-0.0035in" fo:margin-right="0in" fo:margin-top="0in" fo:margin-bottom="0.289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24" style:family="paragraph" style:parent-style-name="Normal">
      <style:paragraph-properties fo:margin-left="-0.0035in" fo:margin-right="0in" fo:margin-top="0in" fo:margin-bottom="0.4165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25" style:family="paragraph" style:parent-style-name="Normal">
      <style:paragraph-properties fo:margin-left="-0.0035in" fo:margin-right="0in" fo:margin-top="0in" fo:margin-bottom="0.4165in" loext:contextual-spacing="false" fo:text-indent="0in" style:auto-text-indent="false">
        <style:tab-stops/>
      </style:paragraph-properties>
      <style:text-properties fo:language="zxx" fo:country="none" officeooo:rsid="0009d0d2" officeooo:paragraph-rsid="0009d0d2" fo:background-color="#81d41a" style:language-asian="zxx" style:country-asian="none" style:language-complex="zxx" style:country-complex="none"/>
    </style:style>
    <style:style style:name="P26" style:family="paragraph" style:parent-style-name="Normal">
      <style:paragraph-properties fo:margin-left="-0.0035in" fo:margin-right="0in" fo:margin-top="0in" fo:margin-bottom="0.1591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27" style:family="paragraph" style:parent-style-name="Normal">
      <style:paragraph-properties fo:margin-left="-0.0035in" fo:margin-right="1.952in" fo:margin-top="0in" fo:margin-bottom="0.1646in" loext:contextual-spacing="false" fo:text-indent="0in" style:auto-text-indent="false">
        <style:tab-stops/>
      </style:paragraph-properties>
    </style:style>
    <style:style style:name="P28" style:family="paragraph" style:parent-style-name="Normal">
      <style:paragraph-properties fo:margin-left="0.0016in" fo:margin-right="0in" fo:margin-top="0in" fo:margin-bottom="0in" loext:contextual-spacing="false" fo:line-height="107%" fo:text-indent="0in" style:auto-text-indent="false">
        <style:tab-stops/>
      </style:paragraph-properties>
    </style:style>
    <style:style style:name="P29" style:family="paragraph" style:parent-style-name="Normal">
      <style:paragraph-properties fo:margin-left="0.0453in" fo:margin-right="0in" fo:margin-top="0in" fo:margin-bottom="0in" loext:contextual-spacing="false" fo:line-height="107%" fo:text-align="center" style:justify-single-word="false" fo:text-indent="0in" style:auto-text-indent="false">
        <style:tab-stops/>
      </style:paragraph-properties>
    </style:style>
    <style:style style:name="P30" style:family="paragraph" style:parent-style-name="Normal">
      <style:paragraph-properties fo:margin-left="-0.0035in" fo:margin-right="2.122in" fo:margin-top="0in" fo:margin-bottom="0.289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1" style:family="paragraph" style:parent-style-name="Normal">
      <style:paragraph-properties fo:margin-left="0.5071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2" style:family="paragraph" style:parent-style-name="Normal">
      <style:paragraph-properties fo:margin-left="0.5071in" fo:margin-right="0in" fo:margin-top="0in" fo:margin-bottom="0in" loext:contextual-spacing="false" fo:text-indent="0in" style:auto-text-indent="false">
        <style:tab-stops/>
      </style:paragraph-properties>
      <style:text-properties fo:language="zxx" fo:country="none" officeooo:rsid="000553ef" officeooo:paragraph-rsid="000553ef" fo:background-color="#81d41a" style:language-asian="zxx" style:country-asian="none" style:language-complex="zxx" style:country-complex="none"/>
    </style:style>
    <style:style style:name="P33" style:family="paragraph" style:parent-style-name="Normal">
      <style:paragraph-properties fo:margin-left="0.5071in" fo:margin-right="0in" fo:text-indent="0in" style:auto-text-indent="false">
        <style:tab-stops/>
      </style:paragraph-properties>
      <style:text-properties fo:language="zxx" fo:country="none" style:language-asian="zxx" style:country-asian="none" style:language-complex="zxx" style:country-complex="none"/>
    </style:style>
    <style:style style:name="P34" style:family="paragraph" style:parent-style-name="Heading_20_1">
      <style:text-properties fo:language="zxx" fo:country="none" style:language-asian="zxx" style:country-asian="none" style:language-complex="zxx" style:country-complex="none"/>
    </style:style>
    <style:style style:name="P35" style:family="paragraph" style:parent-style-name="Heading_20_1">
      <style:paragraph-properties fo:margin-left="-0.0035in" fo:margin-right="0in" fo:margin-top="0in" fo:margin-bottom="0.022in" loext:contextual-spacing="false" fo:text-indent="-0.0071in" style:auto-text-indent="false">
        <style:tab-stops/>
      </style:paragraph-properties>
    </style:style>
    <style:style style:name="P36" style:family="paragraph" style:parent-style-name="Heading_20_2">
      <style:paragraph-properties fo:margin-left="-0.0035in" fo:margin-right="0in" fo:text-indent="0in" style:auto-text-indent="false">
        <style:tab-stops/>
      </style:paragraph-properties>
      <style:text-properties fo:language="zxx" fo:country="none" style:language-asian="zxx" style:country-asian="none" style:language-complex="zxx" style:country-complex="none"/>
    </style:style>
    <style:style style:name="P37" style:family="paragraph" style:parent-style-name="Heading_20_2">
      <style:paragraph-properties fo:margin-left="-0.0035in" fo:margin-right="0in" fo:margin-top="0in" fo:margin-bottom="0.213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8" style:family="paragraph" style:parent-style-name="Heading_20_2">
      <style:paragraph-properties fo:margin-left="-0.0035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9" style:family="paragraph" style:parent-style-name="Heading_20_2">
      <style:paragraph-properties fo:margin-left="-0.0035in" fo:margin-right="0in" fo:margin-top="0in" fo:margin-bottom="0.1535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40" style:family="paragraph" style:parent-style-name="Normal" style:master-page-name="MP0">
      <style:paragraph-properties fo:margin-left="0in" fo:margin-right="0in" fo:margin-top="0in" fo:margin-bottom="0in" loext:contextual-spacing="false" fo:line-height="107%" fo:text-indent="0in" style:auto-text-indent="false" style:page-number="auto" fo:break-before="page">
        <style:tab-stops/>
      </style:paragraph-properties>
      <style:text-properties officeooo:paragraph-rsid="000f56be"/>
    </style:style>
    <style:style style:name="P41" style:family="paragraph" style:parent-style-name="Normal">
      <style:paragraph-properties fo:margin-left="0in" fo:margin-right="0in" fo:margin-top="0in" fo:margin-bottom="0in" loext:contextual-spacing="false" fo:line-height="107%" fo:text-indent="0in" style:auto-text-indent="false">
        <style:tab-stops/>
      </style:paragraph-properties>
    </style:style>
    <style:style style:name="P42" style:family="paragraph" style:parent-style-name="Normal">
      <style:paragraph-properties fo:margin-left="0in" fo:margin-right="0in" fo:margin-top="0in" fo:margin-bottom="0in" loext:contextual-spacing="false" fo:line-height="107%" fo:text-indent="0in" style:auto-text-indent="false">
        <style:tab-stops/>
      </style:paragraph-properties>
      <style:text-properties officeooo:paragraph-rsid="0015ad68"/>
    </style:style>
    <style:style style:name="P43" style:family="paragraph" style:parent-style-name="Normal" style:list-style-name="L2">
      <style:paragraph-properties fo:margin-left="0in" fo:margin-right="0in" fo:text-indent="0in" style:auto-text-indent="false">
        <style:tab-stops/>
      </style:paragraph-properties>
      <style:text-properties fo:language="zxx" fo:country="none" officeooo:rsid="0009380f" officeooo:paragraph-rsid="0009380f" fo:background-color="#81d41a" style:language-asian="zxx" style:country-asian="none" style:language-complex="zxx" style:country-complex="none"/>
    </style:style>
    <style:style style:name="P44" style:family="paragraph" style:parent-style-name="Normal" style:list-style-name="L2">
      <style:paragraph-properties fo:margin-left="0in" fo:margin-right="0in" fo:text-indent="0in" style:auto-text-indent="false">
        <style:tab-stops/>
      </style:paragraph-properties>
      <style:text-properties fo:language="zxx" fo:country="none" officeooo:rsid="0009380f" officeooo:paragraph-rsid="0009380f" style:language-asian="zxx" style:country-asian="none" style:language-complex="zxx" style:country-complex="none"/>
    </style:style>
    <style:style style:name="P45" style:family="paragraph" style:parent-style-name="Normal" style:list-style-name="L2">
      <style:paragraph-properties fo:margin-left="0in" fo:margin-right="0in" fo:text-indent="0in" style:auto-text-indent="false">
        <style:tab-stops/>
      </style:paragraph-properties>
      <style:text-properties officeooo:rsid="0009380f" officeooo:paragraph-rsid="0009380f"/>
    </style:style>
    <style:style style:name="P46" style:family="paragraph" style:parent-style-name="Normal" style:list-style-name="L2">
      <style:paragraph-properties>
        <style:tab-stops/>
      </style:paragraph-properties>
      <style:text-properties fo:language="zxx" fo:country="none" officeooo:rsid="0009380f" officeooo:paragraph-rsid="0009380f" style:language-asian="zxx" style:country-asian="none" style:language-complex="zxx" style:country-complex="none"/>
    </style:style>
    <style:style style:name="P47" style:family="paragraph" style:parent-style-name="Normal" style:list-style-name="L1">
      <style:paragraph-properties fo:margin-left="0in" fo:margin-right="0in" fo:margin-top="0in" fo:margin-bottom="0in" loext:contextual-spacing="false" fo:text-indent="-0.25in" style:auto-text-indent="false"/>
      <style:text-properties fo:language="zxx" fo:country="none" style:language-asian="zxx" style:country-asian="none" style:language-complex="zxx" style:country-complex="none"/>
    </style:style>
    <style:style style:name="P48" style:family="paragraph" style:parent-style-name="Normal" style:list-style-name="L1">
      <style:paragraph-properties fo:margin-left="0in" fo:margin-right="0in" fo:margin-top="0in" fo:margin-bottom="0.1673in" loext:contextual-spacing="false" fo:text-indent="-0.25in" style:auto-text-indent="false"/>
      <style:text-properties fo:language="zxx" fo:country="none" style:language-asian="zxx" style:country-asian="none" style:language-complex="zxx" style:country-complex="none"/>
    </style:style>
    <style:style style:name="P49" style:family="paragraph" style:parent-style-name="Normal" style:list-style-name="L1">
      <style:paragraph-properties fo:margin-left="-0.25in" fo:margin-right="0in" fo:margin-top="0in" fo:margin-bottom="0in" loext:contextual-spacing="false" fo:text-indent="0in" style:auto-text-indent="false"/>
      <style:text-properties fo:language="zxx" fo:country="none" officeooo:rsid="00055227" officeooo:paragraph-rsid="00055227" fo:background-color="#81d41a" style:language-asian="zxx" style:country-asian="none" style:language-complex="zxx" style:country-complex="none"/>
    </style:style>
    <style:style style:name="P50" style:family="paragraph" style:parent-style-name="Normal" style:list-style-name="L1">
      <style:paragraph-properties fo:margin-left="-0.25in" fo:margin-right="0in" fo:margin-top="0in" fo:margin-bottom="0in" loext:contextual-spacing="false" fo:text-indent="0in" style:auto-text-indent="false"/>
      <style:text-properties fo:language="zxx" fo:country="none" officeooo:rsid="000553ef" officeooo:paragraph-rsid="000553ef" fo:background-color="#81d41a" style:language-asian="zxx" style:country-asian="none" style:language-complex="zxx" style:country-complex="none"/>
    </style:style>
    <style:style style:name="P51" style:family="paragraph" style:parent-style-name="Normal" style:list-style-name="L1">
      <style:paragraph-properties fo:margin-left="-0.25in" fo:margin-right="0in" fo:margin-top="0in" fo:margin-bottom="0.1673in" loext:contextual-spacing="false" fo:text-indent="0in" style:auto-text-indent="false"/>
      <style:text-properties fo:language="zxx" fo:country="none" fo:background-color="#81d41a" style:language-asian="zxx" style:country-asian="none" style:language-complex="zxx" style:country-complex="none"/>
    </style:style>
    <style:style style:name="P52" style:family="paragraph" style:parent-style-name="Normal" style:list-style-name="L1">
      <style:paragraph-properties fo:margin-left="-0.25in" fo:margin-right="0in" fo:margin-top="0in" fo:margin-bottom="0.1673in" loext:contextual-spacing="false" fo:text-indent="0in" style:auto-text-indent="false"/>
      <style:text-properties fo:language="zxx" fo:country="none" officeooo:rsid="00055227" officeooo:paragraph-rsid="00055227" fo:background-color="#81d41a" style:language-asian="zxx" style:country-asian="none" style:language-complex="zxx" style:country-complex="none"/>
    </style:style>
    <style:style style:name="P53" style:family="paragraph" style:parent-style-name="Normal">
      <style:paragraph-properties fo:margin-left="-0.0035in" fo:margin-right="0in" fo:margin-top="0in" fo:margin-bottom="0.1591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54" style:family="paragraph" style:parent-style-name="Normal">
      <style:paragraph-properties fo:margin-left="-0.0035in" fo:margin-right="0in" fo:margin-top="0in" fo:margin-bottom="0.1591in" loext:contextual-spacing="false" fo:line-height="107%" fo:text-indent="0in" style:auto-text-indent="false">
        <style:tab-stops/>
      </style:paragraph-properties>
      <style:text-properties fo:language="zxx" fo:country="none" officeooo:rsid="000e7225" officeooo:paragraph-rsid="000f56be" fo:background-color="#ffff00" style:language-asian="zxx" style:country-asian="none" style:language-complex="zxx" style:country-complex="none"/>
    </style:style>
    <style:style style:name="P55" style:family="paragraph" style:parent-style-name="Normal">
      <style:paragraph-properties fo:margin-left="-0.0035in" fo:margin-right="0in" fo:margin-top="0in" fo:margin-bottom="0.1591in" loext:contextual-spacing="false" fo:text-indent="0in" style:auto-text-indent="false">
        <style:tab-stops/>
      </style:paragraph-properties>
      <style:text-properties fo:language="zxx" fo:country="none" fo:font-weight="bold" fo:background-color="transparent" style:language-asian="zxx" style:country-asian="none" style:font-weight-asian="bold" style:language-complex="zxx" style:country-complex="none" style:font-weight-complex="bold"/>
    </style:style>
    <style:style style:name="P56" style:family="paragraph" style:parent-style-name="Normal" style:list-style-name="L5">
      <style:paragraph-properties fo:margin-left="-0.0035in" fo:margin-right="0in" fo:margin-top="0in" fo:margin-bottom="0.1591in" loext:contextual-spacing="false" fo:line-height="107%" fo:text-indent="0in" style:auto-text-indent="false">
        <style:tab-stops/>
      </style:paragraph-properties>
      <style:text-properties officeooo:paragraph-rsid="0016930d"/>
    </style:style>
    <style:style style:name="P57" style:family="paragraph" style:parent-style-name="Normal">
      <style:paragraph-properties fo:margin-left="-0.0035in" fo:margin-right="0in" fo:margin-top="0in" fo:margin-bottom="0.1661in" loext:contextual-spacing="false" fo:line-height="107%" fo:text-indent="0in" style:auto-text-indent="false">
        <style:tab-stops/>
      </style:paragraph-properties>
    </style:style>
    <style:style style:name="P58"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0ffea6"/>
    </style:style>
    <style:style style:name="P59"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15ad68"/>
    </style:style>
    <style:style style:name="P60"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16930d"/>
    </style:style>
    <style:style style:name="P61" style:family="paragraph" style:parent-style-name="Normal" style:list-style-name="L5">
      <style:paragraph-properties fo:margin-left="-0.0035in" fo:margin-right="0in" fo:margin-top="0in" fo:margin-bottom="0.1661in" loext:contextual-spacing="false" fo:line-height="107%" fo:text-indent="0in" style:auto-text-indent="false">
        <style:tab-stops/>
      </style:paragraph-properties>
      <style:text-properties officeooo:paragraph-rsid="0016930d"/>
    </style:style>
    <style:style style:name="P62" style:family="paragraph" style:parent-style-name="Normal">
      <style:paragraph-properties fo:margin-left="-0.0035in" fo:margin-right="0in" fo:margin-top="0in" fo:margin-bottom="0.289in" loext:contextual-spacing="false" fo:line-height="107%" fo:text-indent="0in" style:auto-text-indent="false">
        <style:tab-stops/>
      </style:paragraph-properties>
    </style:style>
    <style:style style:name="P63" style:family="paragraph" style:parent-style-name="Normal">
      <style:paragraph-properties fo:margin-left="-0.0035in" fo:margin-right="0in" fo:margin-top="0in" fo:margin-bottom="0.289in" loext:contextual-spacing="false" fo:line-height="107%" fo:text-indent="0in" style:auto-text-indent="false">
        <style:tab-stops/>
      </style:paragraph-properties>
      <style:text-properties officeooo:paragraph-rsid="0011e4cd"/>
    </style:style>
    <style:style style:name="P64" style:family="paragraph" style:parent-style-name="Normal">
      <style:paragraph-properties fo:margin-left="-0.0035in" fo:margin-right="0in" fo:margin-top="0in" fo:margin-bottom="0.289in" loext:contextual-spacing="false" fo:line-height="107%" fo:text-indent="0in" style:auto-text-indent="false">
        <style:tab-stops/>
      </style:paragraph-properties>
      <style:text-properties officeooo:paragraph-rsid="0014c526"/>
    </style:style>
    <style:style style:name="P65" style:family="paragraph" style:parent-style-name="Normal">
      <style:paragraph-properties fo:margin-left="-0.0035in" fo:margin-right="0in" fo:margin-top="0in" fo:margin-bottom="0.289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66" style:family="paragraph" style:parent-style-name="Normal">
      <style:paragraph-properties fo:margin-left="-0.0035in" fo:margin-right="0in" fo:text-indent="0in" style:auto-text-indent="false">
        <style:tab-stops/>
      </style:paragraph-properties>
      <style:text-properties fo:language="zxx" fo:country="none" style:language-asian="zxx" style:country-asian="none" style:language-complex="zxx" style:country-complex="none"/>
    </style:style>
    <style:style style:name="P67" style:family="paragraph" style:parent-style-name="Normal">
      <style:paragraph-properties fo:margin-left="-0.0035in" fo:margin-right="0in" fo:text-indent="0in" style:auto-text-indent="false">
        <style:tab-stops/>
      </style:paragraph-properties>
      <style:text-properties fo:language="zxx" fo:country="none" officeooo:rsid="00084d06" officeooo:paragraph-rsid="00084d06" fo:background-color="#81d41a" style:language-asian="zxx" style:country-asian="none" style:language-complex="zxx" style:country-complex="none"/>
    </style:style>
    <style:style style:name="P68" style:family="paragraph" style:parent-style-name="Normal">
      <style:paragraph-properties fo:margin-left="-0.0035in" fo:margin-right="0in" fo:text-indent="0in" style:auto-text-indent="false">
        <style:tab-stops/>
      </style:paragraph-properties>
      <style:text-properties fo:language="zxx" fo:country="none" officeooo:rsid="0017c9ee" officeooo:paragraph-rsid="0017c9ee" fo:background-color="#ffff00" style:language-asian="zxx" style:country-asian="none" style:language-complex="zxx" style:country-complex="none"/>
    </style:style>
    <style:style style:name="P69" style:family="paragraph" style:parent-style-name="Normal">
      <style:paragraph-properties fo:margin-left="0in" fo:margin-right="0in" fo:margin-top="0in" fo:margin-bottom="0.1591in" loext:contextual-spacing="false" fo:text-indent="0in" style:auto-text-indent="false">
        <style:tab-stops/>
      </style:paragraph-properties>
      <style:text-properties fo:language="zxx" fo:country="none" officeooo:rsid="000e7225" officeooo:paragraph-rsid="000e7225" fo:background-color="#ffff00" style:language-asian="zxx" style:country-asian="none" style:language-complex="zxx" style:country-complex="none"/>
    </style:style>
    <style:style style:name="P70" style:family="paragraph" style:parent-style-name="Normal" style:list-style-name="L5">
      <style:paragraph-properties fo:margin-left="0in" fo:margin-right="0in" fo:margin-top="0in" fo:margin-bottom="0.1591in" loext:contextual-spacing="false" fo:line-height="107%" fo:text-indent="0in" style:auto-text-indent="false">
        <style:tab-stops/>
      </style:paragraph-properties>
      <style:text-properties officeooo:paragraph-rsid="0016930d"/>
    </style:style>
    <style:style style:name="P71" style:family="paragraph" style:parent-style-name="Normal">
      <style:paragraph-properties fo:margin-left="0in" fo:margin-right="0in" fo:margin-top="0in" fo:margin-bottom="0.1661in" loext:contextual-spacing="false" fo:line-height="107%" fo:text-indent="0in" style:auto-text-indent="false">
        <style:tab-stops/>
      </style:paragraph-properties>
    </style:style>
    <style:style style:name="P72" style:family="paragraph" style:parent-style-name="Normal" style:list-style-name="L3">
      <style:paragraph-properties fo:margin-top="0in" fo:margin-bottom="0.1591in" loext:contextual-spacing="false" fo:line-height="107%">
        <style:tab-stops/>
      </style:paragraph-properties>
      <style:text-properties fo:language="zxx" fo:country="none" officeooo:rsid="000e7225" officeooo:paragraph-rsid="000f56be" fo:background-color="#ffff00" style:language-asian="zxx" style:country-asian="none" style:language-complex="zxx" style:country-complex="none"/>
    </style:style>
    <style:style style:name="P73" style:family="paragraph" style:parent-style-name="Normal" style:list-style-name="L3">
      <style:paragraph-properties fo:margin-top="0in" fo:margin-bottom="0.1591in" loext:contextual-spacing="false" fo:line-height="107%">
        <style:tab-stops/>
      </style:paragraph-properties>
      <style:text-properties fo:language="zxx" fo:country="none" officeooo:rsid="000e7225" officeooo:paragraph-rsid="000f5c52" fo:background-color="#ffff00" style:language-asian="zxx" style:country-asian="none" style:language-complex="zxx" style:country-complex="none"/>
    </style:style>
    <style:style style:name="P74" style:family="paragraph" style:parent-style-name="Normal" style:list-style-name="L3">
      <style:paragraph-properties fo:margin-top="0in" fo:margin-bottom="0.1591in" loext:contextual-spacing="false" fo:line-height="107%">
        <style:tab-stops/>
      </style:paragraph-properties>
      <style:text-properties officeooo:paragraph-rsid="000f56be"/>
    </style:style>
    <style:style style:name="P75" style:family="paragraph" style:parent-style-name="Normal" style:list-style-name="L3">
      <style:paragraph-properties fo:margin-top="0in" fo:margin-bottom="0.1591in" loext:contextual-spacing="false" fo:line-height="107%">
        <style:tab-stops/>
      </style:paragraph-properties>
      <style:text-properties officeooo:paragraph-rsid="000f5c52"/>
    </style:style>
    <style:style style:name="P76" style:family="paragraph" style:parent-style-name="Normal" style:list-style-name="L5">
      <style:paragraph-properties fo:margin-top="0in" fo:margin-bottom="0.1591in" loext:contextual-spacing="false" fo:line-height="107%">
        <style:tab-stops/>
      </style:paragraph-properties>
      <style:text-properties officeooo:paragraph-rsid="0016930d"/>
    </style:style>
    <style:style style:name="P77" style:family="paragraph" style:parent-style-name="Normal" style:list-style-name="L3">
      <style:paragraph-properties fo:margin-top="0in" fo:margin-bottom="0.1591in" loext:contextual-spacing="false" fo:line-height="107%">
        <style:tab-stops/>
      </style:paragraph-properties>
      <style:text-properties fo:color="#000000" style:font-name="Calibri" fo:font-size="12pt" fo:language="zxx" fo:country="none" fo:font-weight="normal" officeooo:rsid="000e7225" officeooo:paragraph-rsid="000f5c52" fo:background-color="#ffff00" style:font-name-asian="Calibri" style:font-size-asian="12pt" style:language-asian="zxx" style:country-asian="none" style:font-weight-asian="normal" style:font-name-complex="Calibri" style:language-complex="zxx" style:country-complex="none" style:font-weight-complex="normal"/>
    </style:style>
    <style:style style:name="P78" style:family="paragraph" style:parent-style-name="Normal" style:list-style-name="L4">
      <style:paragraph-properties fo:margin-top="0in" fo:margin-bottom="0.289in" loext:contextual-spacing="false" fo:line-height="107%">
        <style:tab-stops/>
      </style:paragraph-properties>
      <style:text-properties officeooo:paragraph-rsid="000ffea6"/>
    </style:style>
    <style:style style:name="P79" style:family="paragraph" style:parent-style-name="Normal" style:list-style-name="L4">
      <style:paragraph-properties fo:margin-top="0in" fo:margin-bottom="0.289in" loext:contextual-spacing="false" fo:line-height="107%">
        <style:tab-stops/>
      </style:paragraph-properties>
      <style:text-properties officeooo:paragraph-rsid="001346ed"/>
    </style:style>
    <style:style style:name="P80" style:family="paragraph" style:parent-style-name="Normal" style:list-style-name="L4">
      <style:paragraph-properties fo:margin-top="0in" fo:margin-bottom="0.289in" loext:contextual-spacing="false" fo:line-height="107%">
        <style:tab-stops/>
      </style:paragraph-properties>
      <style:text-properties officeooo:paragraph-rsid="0015ad68"/>
    </style:style>
    <style:style style:name="P81" style:family="paragraph" style:parent-style-name="Normal" style:list-style-name="L4">
      <style:paragraph-properties fo:margin-top="0in" fo:margin-bottom="0.289in" loext:contextual-spacing="false" fo:line-height="107%">
        <style:tab-stops/>
      </style:paragraph-properties>
      <style:text-properties fo:color="#000000" style:font-name="Calibri" fo:font-size="12pt" fo:language="zxx" fo:country="none" fo:font-weight="normal" officeooo:paragraph-rsid="0011e4cd" style:font-name-asian="Calibri" style:font-size-asian="12pt" style:language-asian="zxx" style:country-asian="none" style:font-weight-asian="normal" style:font-name-complex="Calibri" style:language-complex="zxx" style:country-complex="none" style:font-weight-complex="normal"/>
    </style:style>
    <style:style style:name="P82" style:family="paragraph" style:parent-style-name="Normal" style:list-style-name="L5">
      <style:paragraph-properties fo:margin-top="0in" fo:margin-bottom="0.1661in" loext:contextual-spacing="false" fo:line-height="107%">
        <style:tab-stops/>
      </style:paragraph-properties>
      <style:text-properties officeooo:paragraph-rsid="0016930d"/>
    </style:style>
    <style:style style:name="P83" style:family="paragraph" style:parent-style-name="Standard">
      <style:paragraph-properties fo:margin-left="0in" fo:margin-right="0in" fo:margin-top="0in" fo:margin-bottom="0in" loext:contextual-spacing="false" fo:line-height="107%" fo:text-indent="0in" style:auto-text-indent="false">
        <style:tab-stops/>
      </style:paragraph-properties>
      <style:text-properties style:use-window-font-color="true" officeooo:paragraph-rsid="000e7225" fo:background-color="transparent"/>
    </style:style>
    <style:style style:name="P84" style:family="paragraph" style:parent-style-name="Standard">
      <style:paragraph-properties fo:margin-left="0in" fo:margin-right="0in" fo:margin-top="0in" fo:margin-bottom="0in" loext:contextual-spacing="false" fo:line-height="107%" fo:text-indent="0in" style:auto-text-indent="false">
        <style:tab-stops/>
      </style:paragraph-properties>
      <style:text-properties style:use-window-font-color="true" style:font-name="Calibri1" officeooo:rsid="00177b22" officeooo:paragraph-rsid="00177b22" fo:background-color="transparent"/>
    </style:style>
    <style:style style:name="P85" style:family="paragraph" style:parent-style-name="Standard">
      <style:paragraph-properties fo:margin-left="0.0016in" fo:margin-right="0in" fo:margin-top="0in" fo:margin-bottom="0in" loext:contextual-spacing="false" fo:line-height="107%" fo:text-indent="0in" style:auto-text-indent="false">
        <style:tab-stops/>
      </style:paragraph-properties>
    </style:style>
    <style:style style:name="P86" style:family="paragraph" style:parent-style-name="Standard">
      <style:paragraph-properties fo:margin-left="0.0016in" fo:margin-right="0in" fo:margin-top="0in" fo:margin-bottom="0in" loext:contextual-spacing="false" fo:line-height="107%" fo:text-indent="0in" style:auto-text-indent="false">
        <style:tab-stops/>
      </style:paragraph-properties>
      <style:text-properties fo:color="#000000" style:font-name="Calibri1" fo:font-size="10pt" fo:language="zxx" fo:country="none" fo:font-weight="bold" officeooo:rsid="00177b22" officeooo:paragraph-rsid="00177b22" fo:background-color="transparent" style:font-size-asian="10pt" style:language-asian="zxx" style:country-asian="none" style:font-weight-asian="bold" style:language-complex="zxx" style:country-complex="none"/>
    </style:style>
    <style:style style:name="T1" style:family="text">
      <style:text-properties fo:font-size="18pt" fo:language="zxx" fo:country="none" fo:font-weight="bold" style:font-size-asian="18pt" style:language-asian="zxx" style:country-asian="none" style:font-weight-asian="bold" style:language-complex="zxx" style:country-complex="none"/>
    </style:style>
    <style:style style:name="T2" style:family="text">
      <style:text-properties fo:font-size="14pt" fo:language="zxx" fo:country="none" style:font-size-asian="14pt" style:language-asian="zxx" style:country-asian="none" style:language-complex="zxx" style:country-complex="none"/>
    </style:style>
    <style:style style:name="T3" style:family="text">
      <style:text-properties fo:font-size="14pt" fo:language="zxx" fo:country="none" fo:font-weight="normal" officeooo:rsid="000f56be" fo:background-color="#ffff00" loext:char-shading-value="0" style:font-size-asian="12.25pt" style:language-asian="zxx" style:country-asian="none" style:font-weight-asian="normal" style:font-size-complex="14pt" style:language-complex="zxx" style:country-complex="none" style:font-weight-complex="normal"/>
    </style:style>
    <style:style style:name="T4" style:family="text">
      <style:text-properties fo:font-size="14pt" fo:language="zxx" fo:country="none" fo:font-weight="normal" officeooo:rsid="000f5c52" fo:background-color="#ffff00" loext:char-shading-value="0" style:font-size-asian="12.25pt" style:language-asian="zxx" style:country-asian="none" style:font-weight-asian="normal" style:font-size-complex="14pt" style:language-complex="zxx" style:country-complex="none" style:font-weight-complex="normal"/>
    </style:style>
    <style:style style:name="T5" style:family="text">
      <style:text-properties fo:font-size="14pt" fo:language="zxx" fo:country="none" fo:font-weight="normal" officeooo:rsid="0015ad68" fo:background-color="#ffff00" loext:char-shading-value="0" style:font-size-asian="12.25pt" style:language-asian="zxx" style:country-asian="none" style:font-weight-asian="normal" style:font-size-complex="14pt" style:language-complex="zxx" style:country-complex="none" style:font-weight-complex="normal"/>
    </style:style>
    <style:style style:name="T6" style:family="text">
      <style:text-properties fo:color="#000080" fo:language="zxx" fo:country="none" style:text-underline-style="solid" style:text-underline-width="auto" style:text-underline-color="#000080" style:text-underline-mode="continuous" style:text-overline-mode="continuous" style:text-line-through-mode="continuous" style:language-asian="zxx" style:country-asian="none" style:language-complex="zxx" style:country-complex="none"/>
    </style:style>
    <style:style style:name="T7" style:family="text">
      <style:text-properties fo:color="#000080" style:font-name="Monospace" fo:font-size="10pt" fo:language="zxx" fo:country="none" fo:font-weight="bold" fo:background-color="#ffff00" loext:char-shading-value="0" style:font-size-asian="10pt" style:language-asian="zxx" style:country-asian="none" style:font-weight-asian="bold" style:language-complex="zxx" style:country-complex="none"/>
    </style:style>
    <style:style style:name="T8" style:family="text">
      <style:text-properties fo:font-size="10pt" fo:language="zxx" fo:country="none" style:font-size-asian="10pt" style:language-asian="zxx" style:country-asian="none" style:language-complex="zxx" style:country-complex="none"/>
    </style:style>
    <style:style style:name="T9" style:family="text">
      <style:text-properties fo:font-size="10pt" fo:language="zxx" fo:country="none" fo:font-weight="bold" style:font-size-asian="10pt" style:language-asian="zxx" style:country-asian="none" style:font-weight-asian="bold" style:language-complex="zxx" style:country-complex="none"/>
    </style:style>
    <style:style style:name="T10" style:family="text">
      <style:text-properties fo:font-size="10pt" style:font-size-asian="10pt"/>
    </style:style>
    <style:style style:name="T11" style:family="text">
      <style:text-properties officeooo:rsid="00055227"/>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officeooo:rsid="0009d0d2" style:language-asian="zxx" style:country-asian="none" style:language-complex="zxx" style:country-complex="none"/>
    </style:style>
    <style:style style:name="T14" style:family="text">
      <style:text-properties fo:language="zxx" fo:country="none" fo:font-weight="bold" style:language-asian="zxx" style:country-asian="none" style:font-weight-asian="bold" style:language-complex="zxx" style:country-complex="none"/>
    </style:style>
    <style:style style:name="T15" style:family="text">
      <style:text-properties fo:language="zxx" fo:country="none" fo:font-style="italic" style:language-asian="zxx" style:country-asian="none" style:font-style-asian="italic" style:language-complex="zxx" style:country-complex="none"/>
    </style:style>
    <style:style style:name="T16" style:family="text">
      <style:text-properties fo:language="zxx" fo:country="none" officeooo:rsid="00084d06" fo:background-color="#81d41a" loext:char-shading-value="0" style:language-asian="zxx" style:country-asian="none" style:language-complex="zxx" style:country-complex="none"/>
    </style:style>
    <style:style style:name="T17" style:family="text">
      <style:text-properties fo:language="zxx" fo:country="none" officeooo:rsid="0007330b" fo:background-color="#81d41a" loext:char-shading-value="0" style:language-asian="zxx" style:country-asian="none" style:language-complex="zxx" style:country-complex="none"/>
    </style:style>
    <style:style style:name="T18" style:family="text">
      <style:text-properties fo:language="zxx" fo:country="none" fo:font-weight="normal" officeooo:rsid="0011e4cd" fo:background-color="#ffff00" loext:char-shading-value="0" style:language-asian="zxx" style:country-asian="none" style:font-weight-asian="normal" style:language-complex="zxx" style:country-complex="none" style:font-weight-complex="normal"/>
    </style:style>
    <style:style style:name="T19" style:family="text">
      <style:text-properties fo:language="zxx" fo:country="none" fo:font-weight="normal" officeooo:rsid="001346ed" fo:background-color="#ffff00" loext:char-shading-value="0" style:language-asian="zxx" style:country-asian="none" style:font-weight-asian="normal" style:language-complex="zxx" style:country-complex="none" style:font-weight-complex="normal"/>
    </style:style>
    <style:style style:name="T20" style:family="text">
      <style:text-properties fo:language="zxx" fo:country="none" fo:font-weight="normal" officeooo:rsid="0014c526" fo:background-color="#ffff00" loext:char-shading-value="0" style:language-asian="zxx" style:country-asian="none" style:font-weight-asian="normal" style:language-complex="zxx" style:country-complex="none" style:font-weight-complex="normal"/>
    </style:style>
    <style:style style:name="T21" style:family="text">
      <style:text-properties fo:language="zxx" fo:country="none" fo:font-weight="normal" style:language-asian="zxx" style:country-asian="none" style:font-weight-asian="normal" style:language-complex="zxx" style:country-complex="none" style:font-weight-complex="normal"/>
    </style:style>
    <style:style style:name="T22" style:family="text">
      <style:text-properties fo:language="zxx" fo:country="none" fo:font-weight="normal" officeooo:rsid="001346ed" style:language-asian="zxx" style:country-asian="none" style:font-weight-asian="normal" style:language-complex="zxx" style:country-complex="none" style:font-weight-complex="normal"/>
    </style:style>
    <style:style style:name="T23" style:family="text">
      <style:text-properties fo:language="zxx" fo:country="none" fo:font-weight="normal" officeooo:rsid="0014c526" style:language-asian="zxx" style:country-asian="none" style:font-weight-asian="normal" style:language-complex="zxx" style:country-complex="none" style:font-weight-complex="normal"/>
    </style:style>
    <style:style style:name="T24" style:family="text">
      <style:text-properties fo:language="zxx" fo:country="none" fo:font-weight="normal" officeooo:rsid="0015ad68" style:language-asian="zxx" style:country-asian="none" style:font-weight-asian="normal" style:language-complex="zxx" style:country-complex="none" style:font-weight-complex="normal"/>
    </style:style>
    <style:style style:name="T25" style:family="text">
      <style:text-properties fo:language="zxx" fo:country="none" fo:font-weight="normal" officeooo:rsid="0016930d" style:language-asian="zxx" style:country-asian="none" style:font-weight-asian="normal" style:language-complex="zxx" style:country-complex="none" style:font-weight-complex="normal"/>
    </style:style>
    <style:style style:name="T26" style:family="text">
      <style:text-properties fo:language="zxx" fo:country="none" fo:font-weight="normal" officeooo:rsid="000f5c52" fo:background-color="#81d41a" loext:char-shading-value="0" style:language-asian="zxx" style:country-asian="none" style:font-weight-asian="normal" style:language-complex="zxx" style:country-complex="none" style:font-weight-complex="normal"/>
    </style:style>
    <style:style style:name="T27" style:family="text">
      <style:text-properties fo:language="zxx" fo:country="none" fo:font-weight="normal" officeooo:rsid="000ffea6" fo:background-color="#81d41a" loext:char-shading-value="0" style:language-asian="zxx" style:country-asian="none" style:font-weight-asian="normal" style:language-complex="zxx" style:country-complex="none" style:font-weight-complex="normal"/>
    </style:style>
    <style:style style:name="T28" style:family="text">
      <style:text-properties fo:language="zxx" fo:country="none" fo:font-weight="normal" officeooo:rsid="0015ad68" fo:background-color="#81d41a" loext:char-shading-value="0" style:language-asian="zxx" style:country-asian="none" style:font-weight-asian="normal" style:language-complex="zxx" style:country-complex="none" style:font-weight-complex="normal"/>
    </style:style>
    <style:style style:name="T29" style:family="text">
      <style:text-properties fo:language="zxx" fo:country="none" fo:font-weight="normal" officeooo:rsid="0016930d" fo:background-color="#81d41a" loext:char-shading-value="0" style:language-asian="zxx" style:country-asian="none" style:font-weight-asian="normal" style:language-complex="zxx" style:country-complex="none" style:font-weight-complex="normal"/>
    </style:style>
    <style:style style:name="T30" style:family="text">
      <style:text-properties officeooo:rsid="000553ef"/>
    </style:style>
    <style:style style:name="T31" style:family="text">
      <style:text-properties officeooo:rsid="0007330b"/>
    </style:style>
    <style:style style:name="T32" style:family="text">
      <style:text-properties officeooo:rsid="00084d06"/>
    </style:style>
    <style:style style:name="T33" style:family="text">
      <style:text-properties fo:color="#000000" style:font-name="Calibri" fo:font-size="12pt" fo:language="zxx" fo:country="none" officeooo:rsid="00084d06" fo:background-color="#81d41a" loext:char-shading-value="0" style:font-name-asian="Calibri" style:font-size-asian="12pt" style:language-asian="zxx" style:country-asian="none" style:font-name-complex="Calibri" style:language-complex="zxx" style:country-complex="none"/>
    </style:style>
    <style:style style:name="T34" style:family="text">
      <style:text-properties fo:color="#000000" style:font-name="Calibri" fo:font-size="12pt" fo:language="zxx" fo:country="none" fo:font-weight="normal" officeooo:rsid="0015ad68" style:font-name-asian="Calibri" style:font-size-asian="12pt" style:language-asian="zxx" style:country-asian="none" style:font-weight-asian="normal" style:font-name-complex="Calibri" style:language-complex="zxx" style:country-complex="none" style:font-weight-complex="normal"/>
    </style:style>
    <style:style style:name="T35" style:family="text">
      <style:text-properties fo:color="#000000" style:font-name="Calibri" fo:font-size="12pt" fo:language="zxx" fo:country="none" fo:font-weight="normal" officeooo:rsid="000ffea6"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36" style:family="text">
      <style:text-properties fo:color="#000000" style:font-name="Calibri" fo:font-size="12pt" fo:language="zxx" fo:country="none" fo:font-weight="normal" officeooo:rsid="0011e4cd"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37" style:family="text">
      <style:text-properties fo:color="#000000" style:font-name="Calibri" fo:font-size="12pt" fo:language="zxx" fo:country="none" fo:font-weight="normal" officeooo:rsid="00177b22"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38" style:family="text">
      <style:text-properties fo:color="#000000" style:font-name="Calibri" fo:font-size="12pt" fo:language="zxx" fo:country="none" fo:font-weight="normal" officeooo:rsid="00177b22"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39" style:family="text">
      <style:text-properties fo:color="#000000" style:font-name="Calibri" fo:font-size="12pt" fo:language="zxx" fo:country="none" fo:font-weight="normal" officeooo:rsid="000f56be"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0" style:family="text">
      <style:text-properties fo:color="#000000" style:font-name="Calibri" fo:font-size="12pt" fo:language="zxx" fo:country="none" fo:font-weight="normal" officeooo:rsid="000f5c52"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1" style:family="text">
      <style:text-properties fo:color="#000000" style:font-name="Calibri" fo:font-size="12pt" fo:language="zxx" fo:country="none" fo:font-weight="normal" officeooo:rsid="000ffea6"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2" style:family="text">
      <style:text-properties fo:color="#000000" style:font-name="sans-serif" fo:font-size="12pt" fo:language="zxx" fo:country="none" fo:font-weight="normal" fo:background-color="transparent" loext:char-shading-value="0" style:font-size-asian="10pt" style:language-asian="zxx" style:country-asian="none" style:font-weight-asian="normal" style:language-complex="zxx" style:country-complex="none" style:font-weight-complex="normal"/>
    </style:style>
    <style:style style:name="T43" style:family="text">
      <style:text-properties fo:color="#000000" style:font-name="sans-serif" fo:font-size="12pt" fo:language="zxx" fo:country="none" fo:font-weight="bold" fo:background-color="transparent" loext:char-shading-value="0" style:font-size-asian="10pt" style:language-asian="zxx" style:country-asian="none" style:font-weight-asian="bold" style:language-complex="zxx" style:country-complex="none" style:font-weight-complex="bold"/>
    </style:style>
    <style:style style:name="T44" style:family="text">
      <style:text-properties officeooo:rsid="000d515a"/>
    </style:style>
    <style:style style:name="T45" style:family="text">
      <style:text-properties fo:color="#ff0000" style:font-name="Monospace" fo:font-size="10pt" fo:background-color="#ffff00" loext:char-shading-value="0" style:font-size-asian="10pt"/>
    </style:style>
    <style:style style:name="T46" style:family="text">
      <style:text-properties fo:background-color="#ffff00" loext:char-shading-value="0"/>
    </style:style>
    <style:style style:name="T47" style:family="text">
      <style:text-properties fo:background-color="#ffff00" loext:char-shading-value="0"/>
    </style:style>
    <style:style style:name="T48" style:family="text"/>
    <style:style style:name="T49" style:family="text">
      <style:text-properties fo:font-weight="normal" style:font-weight-asian="normal" style:font-weight-complex="normal"/>
    </style:style>
    <style:style style:name="T50" style:family="text">
      <style:text-properties fo:font-weight="normal" officeooo:rsid="000f56be" fo:background-color="#81d41a" loext:char-shading-value="0" style:font-weight-asian="normal" style:font-weight-complex="normal"/>
    </style:style>
    <style:style style:name="T51" style:family="text">
      <style:text-properties fo:font-weight="normal" fo:background-color="transparent" loext:char-shading-value="0" style:font-weight-asian="normal" style:font-weight-complex="normal"/>
    </style:style>
    <style:style style:name="T52" style:family="text">
      <style:text-properties fo:font-weight="normal" officeooo:rsid="00177b22" fo:background-color="transparent" loext:char-shading-value="0" style:font-weight-asian="normal" style:font-weight-complex="normal"/>
    </style:style>
    <style:style style:name="T53" style:family="text">
      <style:text-properties officeooo:rsid="0011e4cd"/>
    </style:style>
    <style:style style:name="T54" style:family="text">
      <style:text-properties officeooo:rsid="001346ed"/>
    </style:style>
    <style:style style:name="T55" style:family="text">
      <style:text-properties officeooo:rsid="0015ad68"/>
    </style:style>
    <style:style style:name="T56" style:family="text">
      <style:text-properties style:font-name="sans-serif" fo:font-size="12pt" style:font-size-asian="10pt"/>
    </style:style>
    <style:style style:name="T57" style:family="text">
      <style:text-properties officeooo:rsid="000f5c52" fo:background-color="transparent" loext:char-shading-value="0"/>
    </style:style>
    <style:style style:name="T58" style:family="text">
      <style:text-properties officeooo:rsid="00177b22" fo:background-color="transparent" loext:char-shading-value="0"/>
    </style:style>
    <style:style style:name="T59" style:family="text">
      <style:text-properties style:font-name="Monospace" fo:font-size="10pt" style:font-size-asian="10pt"/>
    </style:style>
    <style:style style:name="T60" style:family="text">
      <style:text-properties style:font-name="Monospace" fo:font-size="10pt" fo:language="zxx" fo:country="none" style:font-size-asian="10pt" style:language-asian="zxx" style:country-asian="none" style:language-complex="zxx" style:country-complex="none"/>
    </style:style>
    <style:style style:name="T61" style:family="text">
      <style:text-properties officeooo:rsid="0017c9ee"/>
    </style:style>
    <text:list-style style:name="L1">
      <text:list-level-style-bullet text:level="1" text:style-name="WW_5f_CharLFO1LVL1" text:bullet-char="•">
        <style:list-level-properties text:list-level-position-and-space-mode="label-alignment">
          <style:list-level-label-alignment text:label-followed-by="listtab" fo:margin-left="0.5in"/>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margin-left="1in"/>
        </style:list-level-properties>
        <style:text-properties style:font-name="Calibri"/>
      </text:list-level-style-bullet>
      <text:list-level-style-bullet text:level="3" text:style-name="WW_5f_CharLFO1LVL3" text:bullet-char="▪">
        <style:list-level-properties text:list-level-position-and-space-mode="label-alignment">
          <style:list-level-label-alignment text:label-followed-by="listtab" fo:margin-left="1.5in"/>
        </style:list-level-properties>
        <style:text-properties style:font-name="Calibri"/>
      </text:list-level-style-bullet>
      <text:list-level-style-bullet text:level="4" text:style-name="WW_5f_CharLFO1LVL4" text:bullet-char="•">
        <style:list-level-properties text:list-level-position-and-space-mode="label-alignment">
          <style:list-level-label-alignment text:label-followed-by="listtab" fo:margin-left="2in"/>
        </style:list-level-properties>
        <style:text-properties style:font-name="Calibri"/>
      </text:list-level-style-bullet>
      <text:list-level-style-bullet text:level="5" text:style-name="WW_5f_CharLFO1LVL5" text:bullet-char="o">
        <style:list-level-properties text:list-level-position-and-space-mode="label-alignment">
          <style:list-level-label-alignment text:label-followed-by="listtab" fo:margin-left="2.5in"/>
        </style:list-level-properties>
        <style:text-properties style:font-name="Calibri"/>
      </text:list-level-style-bullet>
      <text:list-level-style-bullet text:level="6" text:style-name="WW_5f_CharLFO1LVL6" text:bullet-char="▪">
        <style:list-level-properties text:list-level-position-and-space-mode="label-alignment">
          <style:list-level-label-alignment text:label-followed-by="listtab" fo:margin-left="3in"/>
        </style:list-level-properties>
        <style:text-properties style:font-name="Calibri"/>
      </text:list-level-style-bullet>
      <text:list-level-style-bullet text:level="7" text:style-name="WW_5f_CharLFO1LVL7" text:bullet-char="•">
        <style:list-level-properties text:list-level-position-and-space-mode="label-alignment">
          <style:list-level-label-alignment text:label-followed-by="listtab" fo:margin-left="3.5in"/>
        </style:list-level-properties>
        <style:text-properties style:font-name="Calibri"/>
      </text:list-level-style-bullet>
      <text:list-level-style-bullet text:level="8" text:style-name="WW_5f_CharLFO1LVL8" text:bullet-char="o">
        <style:list-level-properties text:list-level-position-and-space-mode="label-alignment">
          <style:list-level-label-alignment text:label-followed-by="listtab" fo:margin-left="4in"/>
        </style:list-level-properties>
        <style:text-properties style:font-name="Calibri"/>
      </text:list-level-style-bullet>
      <text:list-level-style-bullet text:level="9" text:style-name="WW_5f_CharLFO1LVL9" text:bullet-char="▪">
        <style:list-level-properties text:list-level-position-and-space-mode="label-alignment">
          <style:list-level-label-alignment text:label-followed-by="listtab" fo:margin-left="4.5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465in" fo:text-indent="-0.25in" fo:margin-left="0.2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Default_20_Paragraph_20_Font"><text:span text:style-name="T3">Er forskjellene mellom de forskjellige isolasjonsnivåene på grunn av </text:span></text:span><text:span text:style-name="Default_20_Paragraph_20_Font"><text:span text:style-name="T4">hvilke låser og</text:span></text:span><text:span text:style-name="Default_20_Paragraph_20_Font"><text:span text:style-name="T3"> hvordan </text:span></text:span><text:span text:style-name="Default_20_Paragraph_20_Font"><text:span text:style-name="T4">disse </text:span></text:span><text:span text:style-name="Default_20_Paragraph_20_Font"><text:span text:style-name="T3">låsene blir satt i transaksjonene? </text:span></text:span><text:span text:style-name="Default_20_Paragraph_20_Font"><text:span text:style-name="T4">Er det oversikt på hvordan låsene settes noe sted isåfall?</text:span></text:span></text:p>
      <text:p text:style-name="P42"><text:span text:style-name="Default_20_Paragraph_20_Font"><text:span text:style-name="T5"/></text:span></text:p>
      <text:p text:style-name="P1"><text:span text:style-name="Default_20_Paragraph_20_Font"><text:span text:style-name="T1">Databaser øving 5A</text:span></text:span></text:p>
      <text:p text:style-name="P17">Øving 5 består av denne 5A, samt 5B som vil fortsette med programmering og transaksjoner. Øvingen leveres til en av LA’ene i sin helhet.</text:p>
      <text:p text:style-name="P17">I denne øvingen, 5A, forventes det at man har gjenomført det som omhandler transaksjoner (resten er beskrevet som frivillig). Øvingslærerne kan sjekke/stille kontrollspørsmål om transaksjoner ved levering av øving 5.</text:p>
      <text:p text:style-name="P7"><text:span text:style-name="Default_20_Paragraph_20_Font"><text:span text:style-name="T14">Gjennomføring:</text:span></text:span></text:p>
      <text:p text:style-name="P17">Denne øvingen er i utgangspunktet tenkt utført i grupper av to personer, om man ikke har noen å jobbe sammen med kan man bruke to konsoll (mot databasen) på samme maskin.</text:p>
      <text:p text:style-name="P17">Velg en brukers MySQL-konto som dere kobler opp mot.</text:p>
      <text:p text:style-name="P30">Opprett innhold i database (evt. slett gammelt - delete from konto). &gt; Kjør konto.sql eller create table skript fra foiler. </text:p>
      <text:h text:style-name="P35" text:outline-level="1"><text:span text:style-name="Default_20_Paragraph_20_Font"><text:span text:style-name="T2">Frivillig - Manuell bruk av skrive- og leselåser</text:span></text:span></text:h>
      <text:p text:style-name="P17">For de som har lyst å prøve å sette lese- og skrivelåser manuelt. Her vil det settes låser på hele tabeller. Merk at man normalt heller (ihvertfall når man programmerer) vil bruke transaksjoner med ønsket isolering (se neste «kapittel»).</text:p>
      <text:p text:style-name="P27"><text:span text:style-name="T12">Her må man være to stykker (eller bruke to konsoll på en maskin). Kjør manuell skrive- og leselåser. For syntaks på manuell låsing se: </text:span><text:a xlink:type="simple" xlink:href="https://dev.mysql.com/doc/refman/5.7/en/lock-tables.html" office:target-frame-name="_top" xlink:show="replace" text:style-name="Internet_20_link" text:visited-style-name="Visited_20_Internet_20_Link"><text:span text:style-name="Default_20_Paragraph_20_Font"><text:span text:style-name="T6">https://dev.mysql.com/doc/refman/5.7/en/lock-tables.html</text:span></text:span></text:a></text:p>
      <text:p text:style-name="P8"><text:span text:style-name="Default_20_Paragraph_20_Font"><text:span text:style-name="T14">Hvis en klient blir hengede i denne oppgaven, trykk ctrl-c for å kunne skrive nye kommandoer. Merk også at manuell låsing (som på lenken over) låser hele tabellen!</text:span></text:span></text:p>
      <text:p text:style-name="P10">Start med at en person sørger for å sette leselås på konto-tabellen. </text:p>
      <text:p text:style-name="P11">LOCK TABLES konto READ;</text:p>
      <text:list xml:id="list3482336497" text:style-name="L1">
        <text:list-item>
          <text:p text:style-name="P47">Prøv å kjøre «SELECT <text:s/>* from konto;» i begge klientene. Hva skjer? </text:p>
          <text:list>
            <text:list-item>
              <text:list>
                <text:list-item>
                  <text:list>
                    <text:list-header>
                      <text:p text:style-name="P49">Får riktig svar i begge terminalene, leselås låser tabellen slik at man kan kun lese fra den, men man kan ikke skrive</text:p>
                    </text:list-header>
                  </text:list>
                </text:list-item>
              </text:list>
            </text:list-item>
          </text:list>
        </text:list-item>
        <text:list-item>
          <text:p text:style-name="P47">Er det mulig å sette leselås også i den siste klienten?</text:p>
          <text:p text:style-name="P49">Får ingen feilmelding, så jeg går ut ifra at transaksjonen går gjennom</text:p>
        </text:list-item>
        <text:list-item>
          <text:p text:style-name="P47">Fjern leselåsen i den ene klienten og kjør følgende i begge:</text:p>
        </text:list-item>
        <text:list-item>
          <text:p text:style-name="P48">«UPDATE konto SET saldo=0 WHERE kontonr=1;» ? ◦ Forklar resultatet.</text:p>
          <text:p text:style-name="P51"><text:soft-page-break/><text:span text:style-name="T11">Får: "</text:span>ERROR 1099 (HY000): Table 'konto' was locked with a READ lock and can't be updated" <text:span text:style-name="T11">i den kontoen som jeg ikke fjernet leselåsen i. Dette er fordi </text:span></text:p>
          <text:p text:style-name="P52">I tabellen som jeg fjernet leselåsen fra så henger den bare, det skjer ingenting. Det er fortsatt en lås fra den andre klienten som den venter på at skal bli åpnet. Med en gang jeg åpnet denne, så gikk transaksjonen gjennom</text:p>
          <text:p text:style-name="P52">Går ut ifra at jeg fikk feilmelding i den jeg hadde satt låsen i, siden den ser at egen lås er satt. Dersom den andre låsen er satt så må den gå i uendelig løkke i påvente av at låsen blir åpnet. <text:span text:style-name="T30">Det må være løkke i en av trådene for å for at løsningen skal være safe, men en av trådene må være uten løkke for å implementere liveness. (fra operativsystemer, gitt at låsingen av databasen fungerer på samme måte som låsingen av felles objekter mellom tråder der)</text:span></text:p>
        </text:list-item>
      </text:list>
      <text:p text:style-name="P9"><text:span text:style-name="Default_20_Paragraph_20_Font"><text:span text:style-name="T14">Fjern låsene!</text:span></text:span><text:span text:style-name="T12"> </text:span></text:p>
      <text:p text:style-name="P10">Start med at en person/klient sørger for å sett skrivelås på konto-tabellen. </text:p>
      <text:p text:style-name="P2">LOCK TABLES konto WRITE;</text:p>
      <text:list xml:id="list155944527817026" text:continue-numbering="true" text:style-name="L1">
        <text:list-item>
          <text:p text:style-name="P47">Prøv å kjøre «SELECT <text:s/>* from konto;» i begge klientene. Hva skjer?</text:p>
          <text:p text:style-name="P50">I klienten som ikke satte låsen i så skjer det ingenting, går ut ifra at dette er pga. Samme grunn som beskrevet over. I tabellen som jeg satte låsen i så får jeg lov til å lese fra tabellen og jeg får riktig svar. Dette er fordi at andre transaksjoner da ikke har tilgang på objektene i det hele tatt</text:p>
        </text:list-item>
        <text:list-item>
          <text:p text:style-name="P47">Lås opp tabellen og sett skrivelås på nytt.</text:p>
        </text:list-item>
        <text:list-item>
          <text:p text:style-name="P47">Er det mulig å sette leselås i den siste klienten?</text:p>
        </text:list-item>
      </text:list>
      <text:p text:style-name="P31">◦ hvis ikke (dvs. at den henger) avbryt med ctrl-c for å kunne skrive nye kommandoer <text:s/></text:p>
      <text:p text:style-name="P32">Dette er ikke mulig, da kun én transaksjon kan ha skrivelås på tabellen samtidig, så den andre klienten bare henger.</text:p>
      <text:list xml:id="list155943339551305" text:continue-numbering="true" text:style-name="L1">
        <text:list-item>
          <text:p text:style-name="P47">Er det mulig å kjøre «UPDATE konto SET saldo=0 WHERE kontonr=1;» ? </text:p>
        </text:list-item>
      </text:list>
      <text:p text:style-name="P33">◦ Sjekk i begge klienter og forklar svaret.</text:p>
      <text:p text:style-name="P5">Transaksjonen går gjennom i klienten som jeg satte låsen i, men ikke i den andre. Dette er fordi den som satte låsen har eksklusiv tilgang til dataene. Den andre henger på samme måte som tidligere. </text:p>
      <text:h text:style-name="P34" text:outline-level="1">Transaksjoner</text:h>
      <text:p text:style-name="P12"><text:span text:style-name="T12">Bruk MySQL-dokumentasjonen til å finne ut hvordan man starter og avslutter en transaksjon. For å hjelpe litt på vei så se på denne siden: </text:span><text:a xlink:type="simple" xlink:href="https://dev.mysql.com/doc/refman/5.7/en/commit.html" office:target-frame-name="_top" xlink:show="replace" text:style-name="Internet_20_link" text:visited-style-name="Visited_20_Internet_20_Link"><text:span text:style-name="Default_20_Paragraph_20_Font"><text:span text:style-name="T6">https://dev.mysql.com/doc/refman/5.7/en/commit.html</text:span></text:span></text:a></text:p>
      <text:p text:style-name="P23">Sjekk innhold på kontoer, start en transaksjon og oppdater en konto. Sjekk at commit og rollback gir ønskede resultater (her må du starte transaksjonen to ganger, en gang avslutt med commit og en gang med rollback).</text:p>
      <text:h text:style-name="P36" text:outline-level="2">Teori</text:h>
      <text:p text:style-name="P17">Hvilke typer låser har databasesystemene?</text:p>
      <text:p text:style-name="P6"><text:soft-page-break/><text:span text:style-name="T32">Delt lås (leselås)</text:span><text:span text:style-name="T31">, som lar alle transaksjoner lese dataene, men ikke lar noen endre på de. </text:span></text:p>
      <text:p text:style-name="P21"><text:span text:style-name="T16">Ekskusiv lås (skrivelås)</text:span><text:span text:style-name="T17">, </text:span><text:span text:style-name="T33">hvor andre transaksjoner ikke har tilgang på dataene i det hele tatt</text:span></text:p>
      <text:p text:style-name="P17">Hva er grunnen til at at man gjerne ønsker lavere isolasjonsnivå enn SERIALIZABLE?</text:p>
      <text:p text:style-name="P20">I praksis blir dette for strengt. <text:span text:style-name="T44">Man låser store deler av databsen i lengre tid enn nødvendig slik at det blir vanskeligere for tro tranaksjoner å foregår samtidig</text:span></text:p>
      <text:p text:style-name="P13">Hva skjer om to pågående transaksjoner med isolasjonsnivå serializable prøver select sum(saldo) from konto? </text:p>
      <text:p text:style-name="P14">Dersom de er serializable så skal transaksjonene utføres på en slik måte at resultatet blir det samme som om de hadde blitt utført etter hverandre. Det vil si at transaksjonen setter alle låsene sine før den begynner å lese, og ikke opphever de før de er helt ferdig. I dette scenarioet så vil det kun være leselåser som settes, og begge transaksjonene vil dermed få lov til å lese dataene samtidig, da resultatet blir det samme som om de skulle ha gjort det etter hverandre</text:p>
      <text:p text:style-name="P14">Gitt at det er effekten som er det de er serialisert etter, og det ikke er satt opp slik at kun én transaksjon kan kjøres om gangen</text:p>
      <text:p text:style-name="P17">Hva er to-fase-låsing?</text:p>
      <text:p text:style-name="P67">Dette er når låsingen i en transaksjon skjer i to faser . I den første fasen så er det kun lov å sette låser, ikke lov å oppheve de. I den andre fasen så er det kun lov å oppheve låser, ikke lov å sette de. I to-fase-låsing så må transaksjonen sette låser før den har tilgang på objektene. </text:p>
      <text:p text:style-name="P68">Vil dette si at alle låsene settes samtidig, eller settes de med en gang man når et nytt objekt i transaksjonen?</text:p>
      <text:p text:style-name="P17">Hvilke typer samtidighetsproblemer (de har egne navn) kan man få ved ulike isolasjonsnivåer? </text:p>
      <text:p text:style-name="P18">Dirty read (ikke-overgitte data)</text:p>
      <text:list xml:id="list1384931528" text:style-name="L2">
        <text:list-item>
          <text:p text:style-name="P46">Ved read uncommited så kan man få dirty read, dvs. At man leser data som enda ikke har blitt commita til databasen, man kan lese dataene, så kan transaksjonen som endret på databasen kjøre rollback istedenfor commit, man vil dermed ha lest totalt feil data. Dette løses ved at transaksjonen som endrer på dataene setter skrivelås på de.</text:p>
          <text:p text:style-name="P43">Nonrepeatable read (ikke repeterende lesing)</text:p>
        </text:list-item>
        <text:list-item>
          <text:p text:style-name="P44">Ved read committed og read uncommitted så <text:s/>kan man få ikke-<text:tab/>repeterende lesing. Dersom transaksjon A leser data to ganger i løpet av <text:tab/>en transaksjon, så vil det skje ikke-repeterende lesing dersom B endrer <text:soft-page-break/><text:tab/>på dataene mellom disse to lesingene. Man løser dette ved å sette <text:tab/>leselås på datene, slik at B ikke kan sette skrivelås</text:p>
          <text:p text:style-name="P43">Phantoms (fantomlesing)</text:p>
        </text:list-item>
        <text:list-item>
          <text:p text:style-name="P45"><text:span text:style-name="T12">Fantomlesing kan skje i Repeatable-read, samt alle nivåene over. </text:span><text:span text:style-name="T13">B leser <text:tab/>et sett med tupler som oppfyller et visst kriterie to ganger, dersom A <text:tab/>setter inn en ny tuppel som oppfyller dette kriteriet så B se et spøkelse <text:tab/>(en tuppel som ikke fantes før) etter den andre lesingen. Dette løses ved <text:tab/>at A ikke får lov til å sette skrivelås før B er helt ferdig og har opphevet <text:tab/>leselåsen sin</text:span></text:p>
        </text:list-item>
      </text:list>
      <text:p text:style-name="P4"><text:s/></text:p>
      <text:p text:style-name="P17">Hva er optimistisk låsing/utførelse? Hva kan grunnen til å bruke dette være?</text:p>
      <text:p text:style-name="P22">Når man bruker optimistisk låsing så er man optimistisk om at ingen konflikt har skjedd i løpet av transaksjonen. Man vil i ettertid sjekke at det er ingen konflikter, for så å forkaste transaksjonen dersom det er noen. Måten man sjekker at det ikke er noen konflikter vil være å sammenligne dataene fra objektet som nå ligger i databasen, i forhold til objektet som man baserte seg på. Hvis objektet ikke har endret seg så vet man at det ikke er noen konflikter og man kan gjøre endringene.</text:p>
      <text:p text:style-name="P19">Fordeler er økt samtidighet, da flere transaksjoner kan lese og skrive til samme rad. Dersom man trenger brukerinput så kan man hente ut objektet, ta input fra brukeren, for så å sjekke etter konflikter etter at input og resten av transaksjonen er ferdig. Dette betyr at man ikke trenger å låse objektet over lengre tid mens man venter på input fra brukeren. På denne måten så vil andre transaksjoner ha tilgang til objektet i mellomtiden.</text:p>
      <text:p text:style-name="P24">Hvorfor kan det være dumt med lange transaksjoner (som tar lang tid)? Vil det være lurt å ha en transaksjon hvor det kreves input fra bruker?</text:p>
      <text:p text:style-name="P25">Jo lengre låsene brukes på databsen jo flere andre transaksjoner vil de hemme. Ved å ha flere raske transaksjoner så vil man forsikre seg om at én transaksjon ikke okkuperer store deler av databasen med lese- og skrivelåser. Man kan si det samme om transaksjoner som krever input fra bruker, da dette vil ta svært lang tid i forhold til transaksjoner som ikke må forholde seg til hvor treg en bruker er.</text:p>
      <text:h text:style-name="P37" text:outline-level="2">Oppgaver om transaksjoner</text:h>
      <text:p text:style-name="P23">Når kommando for Klient 1 og Klient 2 er satt på samme linje så spiller det ingen rolle i hvilken rekkefølge de utføres. </text:p>
      <text:p text:style-name="P23"/>
      <text:p text:style-name="P23"><text:soft-page-break/></text:p>
      <text:h text:style-name="P38" text:outline-level="2">Oppgave 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text:span text:style-name="Default_20_Paragraph_20_Font"><text:span text:style-name="T14">Tid</text:span></text:span></text:p>
          </table:table-cell>
          <table:table-cell table:style-name="Table1.A1" office:value-type="string">
            <text:p text:style-name="P1"><text:span text:style-name="Default_20_Paragraph_20_Font"><text:span text:style-name="T14">Klient 1</text:span></text:span></text:p>
          </table:table-cell>
          <table:table-cell table:style-name="Table1.A1" office:value-type="string">
            <text:p text:style-name="P28"><text:span text:style-name="Default_20_Paragraph_20_Font"><text:span text:style-name="T14">Klient 2</text:span></text:span></text:p>
          </table:table-cell>
        </table:table-row>
        <table:table-row table:style-name="Table1.2">
          <table:table-cell table:style-name="Table1.A1" office:value-type="string">
            <text:p text:style-name="P29"><text:span text:style-name="Default_20_Paragraph_20_Font"><text:span text:style-name="T8">1</text:span></text:span></text:p>
          </table:table-cell>
          <table:table-cell table:style-name="Table1.A1" office:value-type="string">
            <text:p text:style-name="P83"><text:span text:style-name="T56">Sett isolasjonsnivå til read uncommitted</text:span></text:p>
          </table:table-cell>
          <table:table-cell table:style-name="Table1.A1" office:value-type="string">
            <text:p text:style-name="P85"><text:span text:style-name="Default_20_Paragraph_20_Font"><text:span text:style-name="T42">Sett isolasjonsnivå til </text:span></text:span><text:span text:style-name="Default_20_Paragraph_20_Font"><text:span text:style-name="T43">serializable</text:span></text:span></text:p>
            <text:p text:style-name="P85"><text:span text:style-name="Default_20_Paragraph_20_Font"><text:span text:style-name="T8"/></text:span></text:p>
          </table:table-cell>
        </table:table-row>
        <table:table-row table:style-name="Table1.2">
          <table:table-cell table:style-name="Table1.A1" office:value-type="string">
            <text:p text:style-name="P29"><text:span text:style-name="Default_20_Paragraph_20_Font"><text:span text:style-name="T8">2</text:span></text:span></text:p>
          </table:table-cell>
          <table:table-cell table:style-name="Table1.A1" office:value-type="string">
            <text:p text:style-name="P84"><text:span text:style-name="T10">Start transaksjon</text:span></text:p>
          </table:table-cell>
          <table:table-cell table:style-name="Table1.A1" office:value-type="string">
            <text:p text:style-name="P86"><text:span text:style-name="Default_20_Paragraph_20_Font"><text:span text:style-name="T49">Start transaksjon</text:span></text:span></text:p>
          </table:table-cell>
        </table:table-row>
        <table:table-row table:style-name="Table1.2">
          <table:table-cell table:style-name="Table1.A1" office:value-type="string">
            <text:p text:style-name="P29"><text:span text:style-name="Default_20_Paragraph_20_Font"><text:span text:style-name="T8">3</text:span></text:span></text:p>
          </table:table-cell>
          <table:table-cell table:style-name="Table1.A1" office:value-type="string">
            <text:p text:style-name="P3"/>
          </table:table-cell>
          <table:table-cell table:style-name="Table1.A1" office:value-type="string">
            <text:p text:style-name="P28"><text:span text:style-name="Default_20_Paragraph_20_Font"><text:span text:style-name="T8">select * from konto where kontonr=1;</text:span></text:span></text:p>
          </table:table-cell>
        </table:table-row>
        <table:table-row table:style-name="Table1.2">
          <table:table-cell table:style-name="Table1.A1" office:value-type="string">
            <text:p text:style-name="P29"><text:span text:style-name="Default_20_Paragraph_20_Font"><text:span text:style-name="T8">4</text:span></text:span></text:p>
          </table:table-cell>
          <table:table-cell table:style-name="Table1.A1" office:value-type="string">
            <text:p text:style-name="P1"><text:span text:style-name="Default_20_Paragraph_20_Font"><text:span text:style-name="T8">select * from konto where kontonr=1;</text:span></text:span></text:p>
          </table:table-cell>
          <table:table-cell table:style-name="Table1.A1" office:value-type="string">
            <text:p text:style-name="P3"/>
          </table:table-cell>
        </table:table-row>
        <table:table-row table:style-name="Table1.2">
          <table:table-cell table:style-name="Table1.A1" office:value-type="string">
            <text:p text:style-name="P29"><text:span text:style-name="Default_20_Paragraph_20_Font"><text:span text:style-name="T8">5</text:span></text:span></text:p>
          </table:table-cell>
          <table:table-cell table:style-name="Table1.A1" office:value-type="string">
            <text:p text:style-name="P1"><text:span text:style-name="Default_20_Paragraph_20_Font"><text:span text:style-name="T8">update konto set saldo=1 where kontonr=1;</text:span></text:span></text:p>
          </table:table-cell>
          <table:table-cell table:style-name="Table1.A1" office:value-type="string">
            <text:p text:style-name="P3"/>
          </table:table-cell>
        </table:table-row>
        <table:table-row table:style-name="Table1.2">
          <table:table-cell table:style-name="Table1.A1" office:value-type="string">
            <text:p text:style-name="P29"><text:span text:style-name="Default_20_Paragraph_20_Font"><text:span text:style-name="T8">6</text:span></text:span></text:p>
          </table:table-cell>
          <table:table-cell table:style-name="Table1.A1" office:value-type="string">
            <text:p text:style-name="P3"/>
          </table:table-cell>
          <table:table-cell table:style-name="Table1.A1" office:value-type="string">
            <text:p text:style-name="P28"><text:span text:style-name="Default_20_Paragraph_20_Font"><text:span text:style-name="T8">commit;</text:span></text:span></text:p>
          </table:table-cell>
        </table:table-row>
        <table:table-row table:style-name="Table1.2">
          <table:table-cell table:style-name="Table1.A1" office:value-type="string">
            <text:p text:style-name="P29"><text:span text:style-name="Default_20_Paragraph_20_Font"><text:span text:style-name="T8">7</text:span></text:span></text:p>
          </table:table-cell>
          <table:table-cell table:style-name="Table1.A1" office:value-type="string">
            <text:p text:style-name="P1"><text:span text:style-name="Default_20_Paragraph_20_Font"><text:span text:style-name="T8">commit;</text:span></text:span></text:p>
          </table:table-cell>
          <table:table-cell table:style-name="Table1.A1" office:value-type="string">
            <text:p text:style-name="P3"/>
          </table:table-cell>
        </table:table-row>
      </table:table>
      <text:p text:style-name="P10">Hva skjer og hvorfor? </text:p>
      <text:p text:style-name="P26">Hva hadde skjedd om Klient 2 hadde brukt et annet isolasjonsnivå?</text:p>
      <text:p text:style-name="P69"/>
      <text:p text:style-name="P71"><text:span text:style-name="Default_20_Paragraph_20_Font"><text:span text:style-name="T14">Svar: </text:span></text:span></text:p>
      <text:p text:style-name="P54"><text:span text:style-name="Default_20_Paragraph_20_Font"><text:span text:style-name="T52">S</text:span></text:span><text:span text:style-name="Default_20_Paragraph_20_Font"><text:span text:style-name="T51">iden klient to bruker serializable så setter den leselås på hele kontotabellen hvor kontonr er 1. Det vil da føre til at klient 1 får til å lese fra tabellen i select setningen, men at den vil henge når man kjører update, da man venter på at klient 2 skal fjerne leselåsen. Etter at man har kjørt commit på client 2 så oppdateringen gå gjennom</text:span></text:span></text:p>
      <text:p text:style-name="P54"><text:span text:style-name="Default_20_Paragraph_20_Font"><text:span text:style-name="T50">Klient 2 kunne ha brukt andre transaksjonsnivå:</text:span></text:span></text:p>
      <text:list xml:id="list1201643568" text:style-name="L3">
        <text:list-item>
          <text:p text:style-name="P72"><text:span text:style-name="Default_20_Paragraph_20_Font"><text:span text:style-name="T50">Read uncommited</text:span></text:span></text:p>
          <text:list>
            <text:list-item>
              <text:p text:style-name="P74"><text:span text:style-name="Default_20_Paragraph_20_Font"><text:span text:style-name="T38">Med read uncommited så h</text:span></text:span><text:span text:style-name="Default_20_Paragraph_20_Font"><text:span text:style-name="T39">adde klient 2 </text:span></text:span><text:span text:style-name="Default_20_Paragraph_20_Font"><text:span text:style-name="T38">fått </text:span></text:span><text:span text:style-name="Default_20_Paragraph_20_Font"><text:span text:style-name="T39">lese dataen fra update-setningen før den ble commitet, men i og med at klient 2 leser først så ville dette ikke ha noen effekt. Klient 1 </text:span></text:span><text:span text:style-name="Default_20_Paragraph_20_Font"><text:span text:style-name="T38">får </text:span></text:span><text:span text:style-name="Default_20_Paragraph_20_Font"><text:span text:style-name="T39">lov til å </text:span></text:span><text:span text:style-name="Default_20_Paragraph_20_Font"><text:span text:style-name="T40">oppdatere tuppelen underveis i transaksjonen til klient 2, </text:span></text:span><text:span text:style-name="Default_20_Paragraph_20_Font"><text:span text:style-name="T41">da klient 2 ikke </text:span></text:span><text:span text:style-name="Default_20_Paragraph_20_Font"><text:span text:style-name="T38">setter </text:span></text:span><text:span text:style-name="Default_20_Paragraph_20_Font"><text:span text:style-name="T41">noen leselås</text:span></text:span><text:span text:style-name="Default_20_Paragraph_20_Font"><text:span text:style-name="T40">.</text:span></text:span></text:p>
            </text:list-item>
          </text:list>
        </text:list-item>
        <text:list-item>
          <text:p text:style-name="P72"><text:span text:style-name="Default_20_Paragraph_20_Font"><text:span text:style-name="T50">Read commited</text:span></text:span></text:p>
          <text:list>
            <text:list-item>
              <text:p text:style-name="P77"><text:span text:style-name="Default_20_Paragraph_20_Font"><text:span text:style-name="T57">Read commited tillatter non-repeatable read og det kunne ha skjedd her dersom klient 2 hadde lest verdiene på nytt. </text:span></text:span><text:span text:style-name="Default_20_Paragraph_20_Font"><text:span text:style-name="T58">Leselåsen settes derimot ikke på en slik måte at den vil stoppe klient 1 fra å oppdatere dataene mens transaksjonen til klient 2 foregikk</text:span></text:span></text:p>
            </text:list-item>
          </text:list>
        </text:list-item>
        <text:list-item>
          <text:p text:style-name="P73"><text:span text:style-name="Default_20_Paragraph_20_Font"><text:span text:style-name="T50">Repeatable read</text:span></text:span></text:p>
          <text:list>
            <text:list-item>
              <text:p text:style-name="P75"><text:soft-page-break/><text:span text:style-name="Default_20_Paragraph_20_Font"><text:span text:style-name="T26">Men repeatable read så hadde ikke klient 1 fått lov til å oppdatere tuplene under transaksjonen til klient 2, da </text:span></text:span><text:span text:style-name="Default_20_Paragraph_20_Font"><text:span text:style-name="T37">leselåsene blir satt til å vare ut hele transaksjonen.</text:span></text:span><text:span text:style-name="Default_20_Paragraph_20_Font"><text:span text:style-name="T26"> Istedenfor så hadde den hengt seg og ventet på at klient 2 skulle bli ferdig på samme måte som når klient 2 hadde serializable</text:span></text:span></text:p>
            </text:list-item>
          </text:list>
        </text:list-item>
      </text:list>
      <text:h text:style-name="P36" text:outline-level="2">Oppgave 2</text:h>
      <text:p text:style-name="P9"><text:span text:style-name="Default_20_Paragraph_20_Font"><text:span text:style-name="T14">a)</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text:span text:style-name="Default_20_Paragraph_20_Font"><text:span text:style-name="T14">Tid</text:span></text:span></text:p>
          </table:table-cell>
          <table:table-cell table:style-name="Table2.A1" office:value-type="string">
            <text:p text:style-name="P1"><text:span text:style-name="Default_20_Paragraph_20_Font"><text:span text:style-name="T14">Klient 1</text:span></text:span></text:p>
          </table:table-cell>
          <table:table-cell table:style-name="Table2.A1" office:value-type="string">
            <text:p text:style-name="P28"><text:span text:style-name="Default_20_Paragraph_20_Font"><text:span text:style-name="T14">Klient 2</text:span></text:span></text:p>
          </table:table-cell>
        </table:table-row>
        <table:table-row table:style-name="Table2.2">
          <table:table-cell table:style-name="Table2.A1" office:value-type="string">
            <text:p text:style-name="P29"><text:span text:style-name="Default_20_Paragraph_20_Font"><text:span text:style-name="T8">1</text:span></text:span></text:p>
          </table:table-cell>
          <table:table-cell table:style-name="Table2.A1" office:value-type="string">
            <text:p text:style-name="P1"><text:span text:style-name="Default_20_Paragraph_20_Font"><text:span text:style-name="T8">Sett isolasjonsnivå til </text:span></text:span><text:span text:style-name="Default_20_Paragraph_20_Font"><text:span text:style-name="T9">read uncommitted</text:span></text:span><text:span text:style-name="Default_20_Paragraph_20_Font"><text:span text:style-name="T8">.</text:span></text:span></text:p>
          </table:table-cell>
          <table:table-cell table:style-name="Table2.A1" office:value-type="string">
            <text:p text:style-name="P28"><text:span text:style-name="Default_20_Paragraph_20_Font"><text:span text:style-name="T8">Sett isolasjonsnivå til </text:span></text:span><text:span text:style-name="Default_20_Paragraph_20_Font"><text:span text:style-name="T9">read uncommitted</text:span></text:span><text:span text:style-name="Default_20_Paragraph_20_Font"><text:span text:style-name="T8">.</text:span></text:span></text:p>
          </table:table-cell>
        </table:table-row>
        <table:table-row table:style-name="Table2.2">
          <table:table-cell table:style-name="Table2.A1" office:value-type="string">
            <text:p text:style-name="P29"><text:span text:style-name="Default_20_Paragraph_20_Font"><text:span text:style-name="T8">2</text:span></text:span></text:p>
          </table:table-cell>
          <table:table-cell table:style-name="Table2.A1" office:value-type="string">
            <text:p text:style-name="P1"><text:span text:style-name="Default_20_Paragraph_20_Font"><text:span text:style-name="T8">Start transaksjon</text:span></text:span></text:p>
          </table:table-cell>
          <table:table-cell table:style-name="Table2.A1" office:value-type="string">
            <text:p text:style-name="P28"><text:span text:style-name="Default_20_Paragraph_20_Font"><text:span text:style-name="T8">Start transaksjon</text:span></text:span></text:p>
          </table:table-cell>
        </table:table-row>
        <table:table-row table:style-name="Table2.2">
          <table:table-cell table:style-name="Table2.A1" office:value-type="string">
            <text:p text:style-name="P29"><text:span text:style-name="Default_20_Paragraph_20_Font"><text:span text:style-name="T8">3</text:span></text:span></text:p>
          </table:table-cell>
          <table:table-cell table:style-name="Table2.A1" office:value-type="string">
            <text:p text:style-name="P1"><text:span text:style-name="Default_20_Paragraph_20_Font"><text:span text:style-name="T8">update konto set saldo=1 where kontonr=1;</text:span></text:span></text:p>
          </table:table-cell>
          <table:table-cell table:style-name="Table2.A1" office:value-type="string">
            <text:p text:style-name="P3"/>
          </table:table-cell>
        </table:table-row>
        <table:table-row table:style-name="Table2.2">
          <table:table-cell table:style-name="Table2.A1" office:value-type="string">
            <text:p text:style-name="P29"><text:span text:style-name="Default_20_Paragraph_20_Font"><text:span text:style-name="T8">4</text:span></text:span></text:p>
          </table:table-cell>
          <table:table-cell table:style-name="Table2.A1" office:value-type="string">
            <text:p text:style-name="P3"/>
          </table:table-cell>
          <table:table-cell table:style-name="Table2.A1" office:value-type="string">
            <text:p text:style-name="P28"><text:span text:style-name="Default_20_Paragraph_20_Font"><text:span text:style-name="T8">update konto set saldo=2 where kontonr=1;</text:span></text:span></text:p>
          </table:table-cell>
        </table:table-row>
        <table:table-row table:style-name="Table2.2">
          <table:table-cell table:style-name="Table2.A1" office:value-type="string">
            <text:p text:style-name="P29"><text:span text:style-name="Default_20_Paragraph_20_Font"><text:span text:style-name="T8">5</text:span></text:span></text:p>
          </table:table-cell>
          <table:table-cell table:style-name="Table2.A1" office:value-type="string">
            <text:p text:style-name="P1"><text:span text:style-name="Default_20_Paragraph_20_Font"><text:span text:style-name="T8">update konto set saldo=1 where kontonr=2;</text:span></text:span></text:p>
          </table:table-cell>
          <table:table-cell table:style-name="Table2.A1" office:value-type="string">
            <text:p text:style-name="P3"/>
          </table:table-cell>
        </table:table-row>
        <table:table-row table:style-name="Table2.2">
          <table:table-cell table:style-name="Table2.A1" office:value-type="string">
            <text:p text:style-name="P29"><text:span text:style-name="Default_20_Paragraph_20_Font"><text:span text:style-name="T8">6</text:span></text:span></text:p>
          </table:table-cell>
          <table:table-cell table:style-name="Table2.A1" office:value-type="string">
            <text:p text:style-name="P1"><text:span text:style-name="Default_20_Paragraph_20_Font"><text:span text:style-name="T9">commit;</text:span></text:span></text:p>
          </table:table-cell>
          <table:table-cell table:style-name="Table2.A1" office:value-type="string">
            <text:p text:style-name="P28"><text:span text:style-name="Default_20_Paragraph_20_Font"><text:span text:style-name="T8">update konto set saldo=2 where kontonr=2;</text:span></text:span></text:p>
          </table:table-cell>
        </table:table-row>
        <table:table-row table:style-name="Table2.2">
          <table:table-cell table:style-name="Table2.A1" office:value-type="string">
            <text:p text:style-name="P29"><text:span text:style-name="Default_20_Paragraph_20_Font"><text:span text:style-name="T8">7</text:span></text:span></text:p>
          </table:table-cell>
          <table:table-cell table:style-name="Table2.A1" office:value-type="string">
            <text:p text:style-name="P3"/>
          </table:table-cell>
          <table:table-cell table:style-name="Table2.A1" office:value-type="string">
            <text:p text:style-name="P28"><text:span text:style-name="Default_20_Paragraph_20_Font"><text:span text:style-name="T9">commit;</text:span></text:span></text:p>
          </table:table-cell>
        </table:table-row>
      </table:table>
      <text:p text:style-name="P26">Hva blir resultatet? Hvorfor må det være slik?</text:p>
      <text:p text:style-name="P8"><text:span text:style-name="Default_20_Paragraph_20_Font"><text:span text:style-name="T14">Svar: </text:span></text:span></text:p>
      <text:p text:style-name="P58"><text:span text:style-name="Default_20_Paragraph_20_Font"><text:span text:style-name="T26">På grunn av av begge klientene bruker read uncommitted så ville det ikke ha blitt satt noen </text:span></text:span><text:span text:style-name="Default_20_Paragraph_20_Font"><text:span text:style-name="T35">leselås, men skrivelås blir alltid satt. Derfor så hadde man fått a</text:span></text:span><text:span text:style-name="Default_20_Paragraph_20_Font"><text:span text:style-name="T36">t </text:span></text:span><text:span text:style-name="Default_20_Paragraph_20_Font"><text:span text:style-name="T35"><text:s/></text:span></text:span><text:span text:style-name="Default_20_Paragraph_20_Font"><text:span text:style-name="T36">klient 2 hadde hengt seg ved første update setning. Klient 1 hadde kjørt ferdig, og klient 2 hadde så oppdatert begge saldoene til 2</text:span></text:span></text:p>
      <text:p text:style-name="P8"><text:span text:style-name="Default_20_Paragraph_20_Font"><text:span text:style-name="T14">b)</text:span></text:span></text:p>
      <text:p text:style-name="P10">Her vil Klient 2 utføre sine update-setninger i motsatt rekkefølge av over!</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8"><text:span text:style-name="Default_20_Paragraph_20_Font"><text:span text:style-name="T14">Tid</text:span></text:span></text:p>
          </table:table-cell>
          <table:table-cell table:style-name="Table3.A1" office:value-type="string">
            <text:p text:style-name="P1"><text:span text:style-name="Default_20_Paragraph_20_Font"><text:span text:style-name="T14">Klient 1</text:span></text:span></text:p>
          </table:table-cell>
          <table:table-cell table:style-name="Table3.A1" office:value-type="string">
            <text:p text:style-name="P28"><text:span text:style-name="Default_20_Paragraph_20_Font"><text:span text:style-name="T14">Klient 2</text:span></text:span></text:p>
          </table:table-cell>
        </table:table-row>
        <table:table-row table:style-name="Table3.2">
          <table:table-cell table:style-name="Table3.A1" office:value-type="string">
            <text:p text:style-name="P29"><text:span text:style-name="Default_20_Paragraph_20_Font"><text:span text:style-name="T8">1</text:span></text:span></text:p>
          </table:table-cell>
          <table:table-cell table:style-name="Table3.A1" office:value-type="string">
            <text:p text:style-name="P1"><text:span text:style-name="Default_20_Paragraph_20_Font"><text:span text:style-name="T8">Sett isolasjonsnivå til </text:span></text:span><text:span text:style-name="Default_20_Paragraph_20_Font"><text:span text:style-name="T9">read uncommitted</text:span></text:span><text:span text:style-name="Default_20_Paragraph_20_Font"><text:span text:style-name="T8">.</text:span></text:span></text:p>
          </table:table-cell>
          <table:table-cell table:style-name="Table3.A1" office:value-type="string">
            <text:p text:style-name="P28"><text:span text:style-name="Default_20_Paragraph_20_Font"><text:span text:style-name="T8">Sett isolasjonsnivå til </text:span></text:span><text:span text:style-name="Default_20_Paragraph_20_Font"><text:span text:style-name="T9">read uncommitted</text:span></text:span><text:span text:style-name="Default_20_Paragraph_20_Font"><text:span text:style-name="T8">.</text:span></text:span></text:p>
          </table:table-cell>
        </table:table-row>
        <table:table-row table:style-name="Table3.2">
          <table:table-cell table:style-name="Table3.A1" office:value-type="string">
            <text:p text:style-name="P29"><text:span text:style-name="Default_20_Paragraph_20_Font"><text:span text:style-name="T8">2</text:span></text:span></text:p>
          </table:table-cell>
          <table:table-cell table:style-name="Table3.A1" office:value-type="string">
            <text:p text:style-name="P1"><text:span text:style-name="Default_20_Paragraph_20_Font"><text:span text:style-name="T8">Start transaksjon</text:span></text:span></text:p>
          </table:table-cell>
          <table:table-cell table:style-name="Table3.A1" office:value-type="string">
            <text:p text:style-name="P28"><text:span text:style-name="Default_20_Paragraph_20_Font"><text:span text:style-name="T8">Start transaksjon</text:span></text:span></text:p>
          </table:table-cell>
        </table:table-row>
        <table:table-row table:style-name="Table3.2">
          <table:table-cell table:style-name="Table3.A1" office:value-type="string">
            <text:p text:style-name="P29"><text:span text:style-name="Default_20_Paragraph_20_Font"><text:span text:style-name="T8">3</text:span></text:span></text:p>
          </table:table-cell>
          <table:table-cell table:style-name="Table3.A1" office:value-type="string">
            <text:p text:style-name="P1"><text:span text:style-name="Default_20_Paragraph_20_Font"><text:span text:style-name="T8">update konto set saldo=1 where kontonr=1;</text:span></text:span></text:p>
          </table:table-cell>
          <table:table-cell table:style-name="Table3.A1" office:value-type="string">
            <text:p text:style-name="P3"/>
          </table:table-cell>
        </table:table-row>
        <table:table-row table:style-name="Table3.2">
          <table:table-cell table:style-name="Table3.A1" office:value-type="string">
            <text:p text:style-name="P29"><text:span text:style-name="Default_20_Paragraph_20_Font"><text:span text:style-name="T8">4</text:span></text:span></text:p>
          </table:table-cell>
          <table:table-cell table:style-name="Table3.A1" office:value-type="string">
            <text:p text:style-name="P3"/>
          </table:table-cell>
          <table:table-cell table:style-name="Table3.A1" office:value-type="string">
            <text:p text:style-name="P28"><text:span text:style-name="Default_20_Paragraph_20_Font"><text:span text:style-name="T8">update konto set saldo=2 where kontonr=2;</text:span></text:span></text:p>
          </table:table-cell>
        </table:table-row>
        <table:table-row table:style-name="Table3.2">
          <table:table-cell table:style-name="Table3.A1" office:value-type="string">
            <text:p text:style-name="P29"><text:span text:style-name="Default_20_Paragraph_20_Font"><text:span text:style-name="T8">5</text:span></text:span></text:p>
          </table:table-cell>
          <table:table-cell table:style-name="Table3.A1" office:value-type="string">
            <text:p text:style-name="P1"><text:span text:style-name="Default_20_Paragraph_20_Font"><text:span text:style-name="T8">update konto set saldo=1 where kontonr=2;</text:span></text:span></text:p>
          </table:table-cell>
          <table:table-cell table:style-name="Table3.A1" office:value-type="string">
            <text:p text:style-name="P3"/>
          </table:table-cell>
        </table:table-row>
        <table:table-row table:style-name="Table3.2">
          <table:table-cell table:style-name="Table3.A1" office:value-type="string">
            <text:p text:style-name="P29"><text:span text:style-name="Default_20_Paragraph_20_Font"><text:span text:style-name="T8">6</text:span></text:span></text:p>
          </table:table-cell>
          <table:table-cell table:style-name="Table3.A1" office:value-type="string">
            <text:p text:style-name="P3"/>
          </table:table-cell>
          <table:table-cell table:style-name="Table3.A1" office:value-type="string">
            <text:p text:style-name="P28"><text:span text:style-name="Default_20_Paragraph_20_Font"><text:span text:style-name="T8">update konto set saldo=2 where kontonr=1;</text:span></text:span></text:p>
          </table:table-cell>
        </table:table-row>
        <table:table-row table:style-name="Table3.2">
          <table:table-cell table:style-name="Table3.A1" office:value-type="string">
            <text:p text:style-name="P29"><text:span text:style-name="Default_20_Paragraph_20_Font"><text:span text:style-name="T8">7</text:span></text:span></text:p>
          </table:table-cell>
          <table:table-cell table:style-name="Table3.A1" office:value-type="string">
            <text:p text:style-name="P3"/>
          </table:table-cell>
          <table:table-cell table:style-name="Table3.A1" office:value-type="string">
            <text:p text:style-name="P3"/>
          </table:table-cell>
        </table:table-row>
      </table:table>
      <text:p text:style-name="P10">Hva blir resultatet? Forklar forskjellen fra oppgave a).</text:p>
      <text:p text:style-name="P26">Vil det ha noe å si om man endrer isolasjonsnivå på klientene?</text:p>
      <text:p text:style-name="P62"><text:soft-page-break/><text:span text:style-name="Default_20_Paragraph_20_Font"><text:span text:style-name="T14">Svar:</text:span></text:span></text:p>
      <text:p text:style-name="P62"><text:span text:style-name="Default_20_Paragraph_20_Font"><text:span text:style-name="T21">https://stackoverflow.com/a/37543949</text:span></text:span></text:p>
      <text:p text:style-name="P63"><text:span text:style-name="Default_20_Paragraph_20_Font"><text:span text:style-name="T18">Går ut ifra her at transaksjonen skrives fortløpende slik at skrivelåsene ikke skaffes før klienten ankommer update-setningen. </text:span></text:span><text:span text:style-name="Default_20_Paragraph_20_Font"><text:span text:style-name="T19">Skrivelåsene åpnes når transaksjonen avsluttes uansett.</text:span></text:span></text:p>
      <text:p text:style-name="P64"><text:span text:style-name="Default_20_Paragraph_20_Font"><text:span text:style-name="T20">Hvis skrivelåsene blir anskaffet ved starten av en transaksjon, så ville de ikke gå i vranglås uansett isolasjonsnivå, da en av klientene hadde rukket å sette skrivelås før den andre, som ville ha ført til at den tregeste måtte vente på at den kjappe klienten skulle bli ferdig med transaksjonen sin</text:span></text:span></text:p>
      <text:list xml:id="list1614989465" text:style-name="L4">
        <text:list-item>
          <text:p text:style-name="P78"><text:span text:style-name="Default_20_Paragraph_20_Font"><text:span text:style-name="T27">Read uncommited</text:span></text:span></text:p>
          <text:list>
            <text:list-item>
              <text:p text:style-name="P81"><text:span text:style-name="Default_20_Paragraph_20_Font"><text:span text:style-name="T53">Med read uncommited så ville det fortsatt ha blitt satt skrivelåser </text:span></text:span><text:span text:style-name="Default_20_Paragraph_20_Font"><text:span text:style-name="T55">med en gang klientene hadde visst at en viss tuppel skulle brukes i databasen</text:span></text:span><text:span text:style-name="Default_20_Paragraph_20_Font"><text:span text:style-name="T53">. Man hadde derfor fått at klient 1 hadde låst seg ved sin andre update setning, mens klient 2 hadde låst seg ved siste setning. Begge klientene hadde ventet på at den andre ble ferdig og begge hadde gått i vranglås.</text:span></text:span></text:p>
            </text:list-item>
          </text:list>
        </text:list-item>
        <text:list-item>
          <text:p text:style-name="P78"><text:span text:style-name="Default_20_Paragraph_20_Font"><text:span text:style-name="T27">read commited</text:span></text:span></text:p>
          <text:list>
            <text:list-item>
              <text:p text:style-name="P81"><text:span text:style-name="Default_20_Paragraph_20_Font"><text:span text:style-name="T53">Med read committed så hadde man fått samme resultat. </text:span></text:span><text:span text:style-name="Default_20_Paragraph_20_Font"><text:span text:style-name="T54">Forskjellen er <text:s/>at leselåser blir anskaffet når man leser en tuppel, men de blir åpnet med en gang man blir ferdig med å lese. Det vil ikke ha påvirkning her, da skrivelåsene som settes er strengere enn leselåsene og varer lenger. Det vil føre til vranglås på samme måte som over</text:span></text:span></text:p>
            </text:list-item>
          </text:list>
        </text:list-item>
        <text:list-item>
          <text:p text:style-name="P78"><text:span text:style-name="Default_20_Paragraph_20_Font"><text:span text:style-name="T27">repeatable read</text:span></text:span></text:p>
          <text:list>
            <text:list-item>
              <text:p text:style-name="P79"><text:span text:style-name="Default_20_Paragraph_20_Font"><text:span text:style-name="T22"><text:s/>Begge klientene ville ha satt leselåser på begge tuplene fra da de </text:span></text:span><text:span text:style-name="Default_20_Paragraph_20_Font"><text:span text:style-name="T34">finner ut at de skal brukes i transaksjonen</text:span></text:span><text:span text:style-name="Default_20_Paragraph_20_Font"><text:span text:style-name="T22">. </text:span></text:span><text:span text:style-name="Default_20_Paragraph_20_Font"><text:span text:style-name="T34">Skrivelåsene hadde blitt satt samtidig som leselåsen og begge typene låser hadde vart ut hele transaksjonen. Vranglås pga. At begge klientene prøver å oppdatere tupler med skrivelås fra den andre</text:span></text:span></text:p>
            </text:list-item>
          </text:list>
        </text:list-item>
        <text:list-item>
          <text:p text:style-name="P78"><text:span text:style-name="Default_20_Paragraph_20_Font"><text:span text:style-name="T27">serializable</text:span></text:span></text:p>
          <text:list>
            <text:list-item>
              <text:p text:style-name="P80"><text:span text:style-name="Default_20_Paragraph_20_Font"><text:span text:style-name="T23">Begge klientene hadde satt leselåser så fort som mulig og disse hadde vart ut hele transaksjonen. Gitt at hvilke leselåser som skal brukes ikke er klart fra starten av, så vil man få samme problem som over. </text:span></text:span><text:span text:style-name="Default_20_Paragraph_20_Font"><text:span text:style-name="T24">Klient 1 vil sette lese- og skrivelås på konto nummer 2. Klient 2 vil </text:span></text:span><text:soft-page-break/><text:span text:style-name="Default_20_Paragraph_20_Font"><text:span text:style-name="T24">sette lese- og skrivelås på konto nummer 1. De vil gå i vranglås mens de venter på at den andre transaksjonen skal bli ferdig og åpne låsene</text:span></text:span></text:p>
            </text:list-item>
            <text:list-item>
              <text:p text:style-name="P80"><text:span text:style-name="Default_20_Paragraph_20_Font"><text:span text:style-name="T24">Hadde ikke blitt vranglås dersom låsene hadde kunne blitt satt fra da transaksjonen startet, dette er sant for alle nivåene, da begge klientene ville ha satt skrivelåser uansett isolasjonsnivå</text:span></text:span></text:p>
            </text:list-item>
          </text:list>
        </text:list-item>
      </text:list>
      <text:h text:style-name="P39" text:outline-level="2">Oppgave 3</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text:span text:style-name="Default_20_Paragraph_20_Font"><text:span text:style-name="T14">Tid</text:span></text:span></text:p>
          </table:table-cell>
          <table:table-cell table:style-name="Table4.A1" office:value-type="string">
            <text:p text:style-name="P1"><text:span text:style-name="Default_20_Paragraph_20_Font"><text:span text:style-name="T14">Klient 1</text:span></text:span></text:p>
          </table:table-cell>
          <table:table-cell table:style-name="Table4.A1" office:value-type="string">
            <text:p text:style-name="P28"><text:span text:style-name="Default_20_Paragraph_20_Font"><text:span text:style-name="T14">Klient 2</text:span></text:span></text:p>
          </table:table-cell>
        </table:table-row>
        <table:table-row table:style-name="Table4.2">
          <table:table-cell table:style-name="Table4.A1" office:value-type="string">
            <text:p text:style-name="P29"><text:span text:style-name="Default_20_Paragraph_20_Font"><text:span text:style-name="T8">1</text:span></text:span></text:p>
          </table:table-cell>
          <table:table-cell table:style-name="Table4.A1" office:value-type="string">
            <text:p text:style-name="P1"><text:span text:style-name="Default_20_Paragraph_20_Font"><text:span text:style-name="T8">Sett isolasjonsnivå til </text:span></text:span><text:span text:style-name="Default_20_Paragraph_20_Font"><text:span text:style-name="T9">read uncommitted</text:span></text:span><text:span text:style-name="Default_20_Paragraph_20_Font"><text:span text:style-name="T8">.</text:span></text:span></text:p>
          </table:table-cell>
          <table:table-cell table:style-name="Table4.A1" office:value-type="string">
            <text:p text:style-name="P28"><text:span text:style-name="Default_20_Paragraph_20_Font"><text:span text:style-name="T8">Sett isolasjonsnivå til </text:span></text:span><text:span text:style-name="Default_20_Paragraph_20_Font"><text:span text:style-name="T9">serializable</text:span></text:span><text:span text:style-name="Default_20_Paragraph_20_Font"><text:span text:style-name="T8">.</text:span></text:span></text:p>
          </table:table-cell>
        </table:table-row>
        <table:table-row table:style-name="Table4.2">
          <table:table-cell table:style-name="Table4.A1" office:value-type="string">
            <text:p text:style-name="P29"><text:span text:style-name="Default_20_Paragraph_20_Font"><text:span text:style-name="T8">2</text:span></text:span></text:p>
          </table:table-cell>
          <table:table-cell table:style-name="Table4.A1" office:value-type="string">
            <text:p text:style-name="P1"><text:span text:style-name="Default_20_Paragraph_20_Font"><text:span text:style-name="T8">Start transaksjon.</text:span></text:span></text:p>
          </table:table-cell>
          <table:table-cell table:style-name="Table4.A1" office:value-type="string">
            <text:p text:style-name="P28"><text:span text:style-name="Default_20_Paragraph_20_Font"><text:span text:style-name="T8">Start transaksjon.</text:span></text:span></text:p>
          </table:table-cell>
        </table:table-row>
        <table:table-row table:style-name="Table4.2">
          <table:table-cell table:style-name="Table4.A1" office:value-type="string">
            <text:p text:style-name="P29"><text:span text:style-name="Default_20_Paragraph_20_Font"><text:span text:style-name="T8">3</text:span></text:span></text:p>
          </table:table-cell>
          <table:table-cell table:style-name="Table4.A1" office:value-type="string">
            <text:p text:style-name="P1"><text:span text:style-name="Default_20_Paragraph_20_Font"><text:span text:style-name="T8">select sum(saldo) from konto;</text:span></text:span></text:p>
          </table:table-cell>
          <table:table-cell table:style-name="Table4.A1" office:value-type="string">
            <text:p text:style-name="P3"/>
          </table:table-cell>
        </table:table-row>
        <table:table-row table:style-name="Table4.2">
          <table:table-cell table:style-name="Table4.A1" office:value-type="string">
            <text:p text:style-name="P29"><text:span text:style-name="Default_20_Paragraph_20_Font"><text:span text:style-name="T8">4</text:span></text:span></text:p>
          </table:table-cell>
          <table:table-cell table:style-name="Table4.A1" office:value-type="string">
            <text:p text:style-name="P1"><text:span text:style-name="Default_20_Paragraph_20_Font"><text:span text:style-name="T8"><text:s/></text:span></text:span></text:p>
          </table:table-cell>
          <table:table-cell table:style-name="Table4.A1" office:value-type="string">
            <text:p text:style-name="P28"><text:span text:style-name="Default_20_Paragraph_20_Font"><text:span text:style-name="T8">update konto set saldo=saldo + 10 where kontonr=1;</text:span></text:span></text:p>
          </table:table-cell>
        </table:table-row>
        <table:table-row table:style-name="Table4.2">
          <table:table-cell table:style-name="Table4.A1" office:value-type="string">
            <text:p text:style-name="P29"><text:span text:style-name="Default_20_Paragraph_20_Font"><text:span text:style-name="T8">5</text:span></text:span></text:p>
          </table:table-cell>
          <table:table-cell table:style-name="Table4.A1" office:value-type="string">
            <text:p text:style-name="P1"><text:span text:style-name="Default_20_Paragraph_20_Font"><text:span text:style-name="T8">select sum(saldo) from konto;</text:span></text:span></text:p>
          </table:table-cell>
          <table:table-cell table:style-name="Table4.A1" office:value-type="string">
            <text:p text:style-name="P3"/>
          </table:table-cell>
        </table:table-row>
        <table:table-row table:style-name="Table4.2">
          <table:table-cell table:style-name="Table4.A1" office:value-type="string">
            <text:p text:style-name="P29"><text:span text:style-name="Default_20_Paragraph_20_Font"><text:span text:style-name="T8">6</text:span></text:span></text:p>
          </table:table-cell>
          <table:table-cell table:style-name="Table4.A1" office:value-type="string">
            <text:p text:style-name="P3"/>
          </table:table-cell>
          <table:table-cell table:style-name="Table4.A1" office:value-type="string">
            <text:p text:style-name="P28"><text:span text:style-name="Default_20_Paragraph_20_Font"><text:span text:style-name="T8">commit;</text:span></text:span></text:p>
          </table:table-cell>
        </table:table-row>
        <table:table-row table:style-name="Table4.2">
          <table:table-cell table:style-name="Table4.A1" office:value-type="string">
            <text:p text:style-name="P29"><text:span text:style-name="Default_20_Paragraph_20_Font"><text:span text:style-name="T8">7</text:span></text:span></text:p>
          </table:table-cell>
          <table:table-cell table:style-name="Table4.A1" office:value-type="string">
            <text:p text:style-name="P1"><text:span text:style-name="Default_20_Paragraph_20_Font"><text:span text:style-name="T8">select sum(saldo) from konto;</text:span></text:span></text:p>
          </table:table-cell>
          <table:table-cell table:style-name="Table4.A1" office:value-type="string">
            <text:p text:style-name="P3"/>
          </table:table-cell>
        </table:table-row>
        <table:table-row table:style-name="Table4.2">
          <table:table-cell table:style-name="Table4.A1" office:value-type="string">
            <text:p text:style-name="P29"><text:span text:style-name="Default_20_Paragraph_20_Font"><text:span text:style-name="T8">8</text:span></text:span></text:p>
          </table:table-cell>
          <table:table-cell table:style-name="Table4.A1" office:value-type="string">
            <text:p text:style-name="P1"><text:span text:style-name="Default_20_Paragraph_20_Font"><text:span text:style-name="T8">commit;</text:span></text:span></text:p>
          </table:table-cell>
          <table:table-cell table:style-name="Table4.A1" office:value-type="string">
            <text:p text:style-name="P3"/>
          </table:table-cell>
        </table:table-row>
      </table:table>
      <text:p text:style-name="P26">Hva skjer? </text:p>
      <text:p text:style-name="P8"><text:span text:style-name="Default_20_Paragraph_20_Font"><text:span text:style-name="T14">Svar: </text:span></text:span></text:p>
      <text:p text:style-name="P59"><text:span text:style-name="Default_20_Paragraph_20_Font"><text:span text:style-name="T28">Her så får man en dirty read :). Read uncommitted setter ikke leselåser i det hele tatt </text:span></text:span><text:span text:style-name="Default_20_Paragraph_20_Font"><text:span text:style-name="T29">og klient 2 får da til oppdatere saldoen, gitt at klient 2 ikke var først ute med å sette skrivelåser på kontonr 1. </text:span></text:span></text:p>
      <text:p text:style-name="P60"><text:span text:style-name="Default_20_Paragraph_20_Font"><text:span text:style-name="T29">utskriften blir</text:span></text:span></text:p>
      <text:p text:style-name="P60"><text:span text:style-name="Default_20_Paragraph_20_Font"><text:span text:style-name="T29">saldo</text:span></text:span></text:p>
      <text:p text:style-name="P60"><text:span text:style-name="Default_20_Paragraph_20_Font"><text:span text:style-name="T29">saldo + 10</text:span></text:span></text:p>
      <text:p text:style-name="P60"><text:span text:style-name="Default_20_Paragraph_20_Font"><text:span text:style-name="T29">saldo +10</text:span></text:span></text:p>
      <text:p text:style-name="P60"><text:span text:style-name="Default_20_Paragraph_20_Font"><text:span text:style-name="T29">(for kontoen med kontonr = 1)</text:span></text:span></text:p>
      <text:p text:style-name="P55">Hva vil skje om Klient 1 bruker read committed, repeatable read eller serializable?</text:p>
      <text:p text:style-name="P62"><text:span text:style-name="Default_20_Paragraph_20_Font"><text:span text:style-name="T14">Svar: </text:span></text:span></text:p>
      <text:list xml:id="list479561399" text:style-name="L5">
        <text:list-item>
          <text:p text:style-name="P56"><text:span text:style-name="Default_20_Paragraph_20_Font"><text:span text:style-name="T29">read commited</text:span></text:span></text:p>
          <text:list>
            <text:list-item>
              <text:p text:style-name="P76"><text:soft-page-break/><text:span text:style-name="Default_20_Paragraph_20_Font"><text:span text:style-name="T25">Klient 1 hadde ikke lest den oppdaterte saldoen før klient 2 hadde commita endringene.</text:span></text:span></text:p>
              <text:list>
                <text:list-item>
                  <text:list>
                    <text:list-item>
                      <text:list>
                        <text:list-item>
                          <text:list>
                            <text:list-header>
                              <text:p text:style-name="P70"><text:span text:style-name="Default_20_Paragraph_20_Font"><text:span text:style-name="T25"/></text:span></text:p>
                              <text:p text:style-name="P70"><text:span text:style-name="Default_20_Paragraph_20_Font"><text:span text:style-name="T25">Utskriften hadde blitt</text:span></text:span></text:p>
                            </text:list-header>
                          </text:list>
                        </text:list-item>
                      </text:list>
                    </text:list-item>
                  </text:list>
                </text:list-item>
              </text:list>
            </text:list-item>
          </text:list>
          <text:p text:style-name="P70"><text:span text:style-name="Default_20_Paragraph_20_Font"><text:span text:style-name="T25">saldo</text:span></text:span></text:p>
          <text:p text:style-name="P70"><text:span text:style-name="Default_20_Paragraph_20_Font"><text:span text:style-name="T25">saldo</text:span></text:span></text:p>
          <text:p text:style-name="P70"><text:span text:style-name="Default_20_Paragraph_20_Font"><text:span text:style-name="T25">saldo + 10</text:span></text:span></text:p>
          <text:p text:style-name="P61"><text:span text:style-name="Default_20_Paragraph_20_Font"><text:span text:style-name="T25">(for kontoen med kontonr = 1)</text:span></text:span></text:p>
        </text:list-item>
        <text:list-item>
          <text:p text:style-name="P70"><text:span text:style-name="Default_20_Paragraph_20_Font"><text:span text:style-name="T29">Repeatable read</text:span></text:span><text:span text:style-name="Default_20_Paragraph_20_Font"><text:span text:style-name="T25"> </text:span></text:span></text:p>
          <text:list>
            <text:list-item>
              <text:p text:style-name="P76"><text:span text:style-name="Default_20_Paragraph_20_Font"><text:span text:style-name="T25">Klient 1 hadde satt leselås på alle tuplene i konto, da den leser fra alle sammen. Klient 2 hadde derfor måttet vente med å oppdatere noen av tuplene før klient 1 er ferdig og har åpnet låsene igjen</text:span></text:span></text:p>
            </text:list-item>
          </text:list>
          <text:p text:style-name="P70"><text:span text:style-name="Default_20_Paragraph_20_Font"><text:span text:style-name="T25">utskriften hadde blitt </text:span></text:span></text:p>
          <text:p text:style-name="P70"><text:span text:style-name="Default_20_Paragraph_20_Font"><text:span text:style-name="T25">saldo</text:span></text:span></text:p>
          <text:p text:style-name="P70"><text:span text:style-name="Default_20_Paragraph_20_Font"><text:span text:style-name="T25">saldo</text:span></text:span></text:p>
          <text:p text:style-name="P70"><text:span text:style-name="Default_20_Paragraph_20_Font"><text:span text:style-name="T25">saldo</text:span></text:span></text:p>
          <text:p text:style-name="P61"><text:span text:style-name="Default_20_Paragraph_20_Font"><text:span text:style-name="T25">(for kontoen med kontonr = 1)</text:span></text:span></text:p>
        </text:list-item>
        <text:list-item>
          <text:p text:style-name="P82"><text:span text:style-name="Default_20_Paragraph_20_Font"><text:span text:style-name="T29">Serializable</text:span></text:span></text:p>
          <text:list>
            <text:list-item>
              <text:p text:style-name="P82"><text:span text:style-name="Default_20_Paragraph_20_Font"><text:span text:style-name="T25">I dette eksempelet så hadde det ikke blitt noen forskjell mellom <text:s/>repeatable read og serializable, da serializable setter låser for alle tupler i et where-uttrykk, men dette er ikke aktuelt her.</text:span></text:span></text:p>
            </text:list-item>
          </text:list>
        </text:list-item>
      </text:list>
      <text:h text:style-name="P36" text:outline-level="2">Oppgave 4</text:h>
      <text:p text:style-name="P17">Lag en kjøring med to klienter som tester phantom reads. Her kan det være lurt å tenke igjennom isolasjonsnivå. Om resultatet ikke er som forventet så kan det være lurt å sjekke dokumentasjonen.</text:p>
      <text:p text:style-name="P15"><text:span text:style-name="Default_20_Paragraph_20_Font"><text:span text:style-name="T14">Svar: </text:span></text:span></text:p>
      <text:h text:style-name="P36" text:outline-level="2">Frivillig - Optimistisk låsing</text:h>
      <text:p text:style-name="P17">I denne oppgaven skal det lages en løsning for budrunder. Løsningen skal fungere slik at som kan være interessert i å legge inn bud først får se hva gjeldende bud er på. Det er så mulig å legge inn et høyere bud om man ønsker det. Budet gis da som differansen fra gjeldende bud (altså hvor mye høyere det blir).</text:p>
      <text:p text:style-name="P17"><text:soft-page-break/>Databasen som lagrer dette skal lages som følger. Det skal være en tabell Bud som inneholder det siste budet, altså beløpet samt navnet på personen som har lagt inn budet. Man skal altså ikke ha historikk over alle bud (la oss si at dette er mot en eller annen lov), mao. vil det bare være en rad i denne tabellen (vi har kun en budrunde gående for å gjøre det enkelt).</text:p>
      <text:p text:style-name="P17">Det som er viktig å tenke på når man skal lage denne løsningen er at man kan ha flere samtidige klienter. De bør alle kunne lese og prøve å oppdatere nåværende bud uten å måtte vente på at andre personer skal gjøre seg ferdig med sitt bud, altså vil det å bruke transaksjoner med isolasjonsnivå SERIALIZABLE være uaktuelt. Det er også viktig at man ikke får gjennomføre et bud basert på feil forutsetninger. Mao. om noen klienter oppdaterer budet, etter at du har lest ut gjeldende bud så kan ikke budet ditt gjennomføres uten at du får vite at budet er endret/høyere enn det du har lest ut.</text:p>
      <text:p text:style-name="P16"><text:span text:style-name="Default_20_Paragraph_20_Font"><text:span text:style-name="T15">Tips til løsning: Optimistisk låsing/utførelse er nok den beste løsningen her. Tenk igjennom hvordan man får til dette. Prøv med to/flere klienter, hvor alle leser ut nåværende bud og prøver å kjøre en oppdatering - uten å vite hva andre byr.</text:span></text:span></text:p>
      <text:p text:style-name="P16"><text:span text:style-name="Default_20_Paragraph_20_Font"><text:span text:style-name="T15">Det mest naturlige er å lage Java-klienter i dette tilfellet, men det vil også være mulig å simulere det samme direkte med MySQL-klienter. Man trenger da en select for å hente ut nåværende bud, samt en update for å legge inn et nytt. Merk at denne update-setningen bare må gjennomføres hvis forutsetningene er riktige (mao. at ingen har oppdatert budet etter at du leste det u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next-style-name="Normal" style:default-outline-level="1" style:class="text">
      <style:paragraph-properties fo:margin-top="0in" fo:margin-bottom="0in" loext:contextual-spacing="false" fo:keep-together="always" fo:hyphenation-ladder-count="no-limit" fo:keep-with-next="always"/>
      <style:text-properties fo:color="#0000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022in" loext:contextual-spacing="false" fo:keep-together="always" fo:hyphenation-ladder-count="no-limit" fo:text-indent="-0.0071in" style:auto-text-indent="false" fo:keep-with-next="always">
        <style:tab-stops/>
      </style:paragraph-properties>
      <style:text-properties fo:color="#0000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fo:hyphenate="false" loext:hyphenation-no-caps="false"/>
    </style:style>
    <style:style style:name="Normal" style:family="paragraph">
      <style:paragraph-properties fo:margin-left="0.0071in" fo:margin-right="0in" fo:margin-top="0in" fo:margin-bottom="0.102in" loext:contextual-spacing="false" fo:line-height="110%" fo:hyphenation-ladder-count="no-limit" fo:text-indent="-0.0071in" style:auto-text-indent="false">
        <style:tab-stops/>
      </style:paragraph-properties>
      <style:text-properties fo:color="#0000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style:style>
    <style:style style:name="Heading_20_2_20_Char" style:display-name="Heading 2 Char" style:family="text">
      <style:text-properties fo:color="#0000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style>
    <style:style style:name="WW_5f_CharLFO1LVL1" style:display-name="WW_CharLFO1LVL1"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3" style:display-name="WW_CharLFO1LVL3"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4" style:display-name="WW_CharLFO1LVL4"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6" style:display-name="WW_CharLFO1LVL6"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7" style:display-name="WW_CharLFO1LVL7"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9" style:display-name="WW_CharLFO1LVL9"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82in" fo:margin-bottom="0.8102in" fo:margin-left="0.789in" fo:margin-right="0.79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
    <dc:subject/>
    <meta:initial-creator>word</meta:initial-creator>
    <meta:creation-date>2020-10-09T07:14:00Z</meta:creation-date>
    <dc:date>2020-10-09T15:59:42.578368208</dc:date>
    <meta:editing-cycles>8</meta:editing-cycles>
    <meta:editing-duration>PT44M47S</meta:editing-duration>
    <meta:document-statistic meta:table-count="4" meta:image-count="0" meta:object-count="0" meta:page-count="10" meta:paragraph-count="215" meta:word-count="3081" meta:character-count="17502" meta:non-whitespace-character-count="14642"/>
    <meta:template xlink:type="simple" xlink:actuate="onRequest" xlink:title="" xlink:href="../../../../../../../../tmp/mozilla_ingebrigt0/øving5A.odt/Normal"/>
  </office:meta>
</office:document-meta>
</file>